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67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Habitatges iniciats</text:p>
          </table:table-cell>
          <table:table-cell table:style-name="ce1" office:value-type="string">
            <text:p>Habitatges acabats</text:p>
          </table:table-cell>
          <table:table-cell table:style-name="ce1" office:value-type="string">
            <text:p>SUMA</text:p>
          </table:table-cell>
          <table:table-cell table:number-columns-repeated="14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2" office:value-type="float" office:value="714">
            <text:p>714</text:p>
          </table:table-cell>
          <table:table-cell table:style-name="ce1" table:formula="of:=SUM([.A3:.B3])" office:value-type="float" office:value="1026">
            <text:p>1026</text:p>
          </table:table-cell>
          <table:table-cell table:number-columns-repeated="14"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2" office:value-type="float" office:value="586">
            <text:p>586</text:p>
          </table:table-cell>
          <table:table-cell table:style-name="ce1" table:formula="of:=SUM([.A4:.B4])" office:value-type="float" office:value="961">
            <text:p>961</text:p>
          </table:table-cell>
          <table:table-cell table:number-columns-repeated="14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float" office:value="245">
            <text:p>245</text:p>
          </table:table-cell>
          <table:table-cell table:style-name="ce1" table:formula="of:=SUM([.A5:.B5])" office:value-type="float" office:value="501">
            <text:p>501</text:p>
          </table:table-cell>
          <table:table-cell table:number-columns-repeated="14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2" office:value-type="float" office:value="203">
            <text:p>203</text:p>
          </table:table-cell>
          <table:table-cell table:style-name="ce1" table:formula="of:=SUM([.A6:.B6])" office:value-type="float" office:value="511">
            <text:p>511</text:p>
          </table:table-cell>
          <table:table-cell table:style-name="ce2" table:number-columns-repeated="6"/>
          <table:table-cell table:number-columns-repeated="8"/>
        </table:table-row>
        <table:table-row table:style-name="ro2">
          <table:table-cell table:style-name="ce2" office:value-type="float" office:value="543">
            <text:p>543</text:p>
          </table:table-cell>
          <table:table-cell table:style-name="ce2" office:value-type="float" office:value="378">
            <text:p>378</text:p>
          </table:table-cell>
          <table:table-cell table:style-name="ce1" table:formula="of:=SUM([.A7:.B7])" office:value-type="float" office:value="921">
            <text:p>921</text:p>
          </table:table-cell>
          <table:table-cell table:style-name="ce2" table:number-columns-repeated="6"/>
          <table:table-cell table:number-columns-repeated="8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float" office:value="376">
            <text:p>376</text:p>
          </table:table-cell>
          <table:table-cell table:style-name="ce1" table:formula="of:=SUM([.A8:.B8])" office:value-type="float" office:value="681">
            <text:p>681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1029">
            <text:p>1029</text:p>
          </table:table-cell>
          <table:table-cell table:style-name="ce2" office:value-type="float" office:value="168">
            <text:p>168</text:p>
          </table:table-cell>
          <table:table-cell table:style-name="ce1" table:formula="of:=SUM([.A9:.B9])" office:value-type="float" office:value="1197">
            <text:p>1197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952">
            <text:p>952</text:p>
          </table:table-cell>
          <table:table-cell table:style-name="ce2" office:value-type="float" office:value="488">
            <text:p>488</text:p>
          </table:table-cell>
          <table:table-cell table:style-name="ce1" table:formula="of:=SUM([.A10:.B10])" office:value-type="float" office:value="1440">
            <text:p>1440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1198">
            <text:p>1198</text:p>
          </table:table-cell>
          <table:table-cell table:style-name="ce2" office:value-type="float" office:value="251">
            <text:p>251</text:p>
          </table:table-cell>
          <table:table-cell table:style-name="ce1" table:formula="of:=SUM([.A11:.B11])" office:value-type="float" office:value="1449">
            <text:p>1449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917">
            <text:p>917</text:p>
          </table:table-cell>
          <table:table-cell table:style-name="ce2" office:value-type="float" office:value="865">
            <text:p>865</text:p>
          </table:table-cell>
          <table:table-cell table:style-name="ce1" table:formula="of:=SUM([.A12:.B12])" office:value-type="float" office:value="1782">
            <text:p>1782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404">
            <text:p>404</text:p>
          </table:table-cell>
          <table:table-cell table:style-name="ce2" office:value-type="float" office:value="548">
            <text:p>548</text:p>
          </table:table-cell>
          <table:table-cell table:style-name="ce1" table:formula="of:=SUM([.A13:.B13])" office:value-type="float" office:value="952">
            <text:p>952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float" office:value="409">
            <text:p>409</text:p>
          </table:table-cell>
          <table:table-cell table:style-name="ce1" table:formula="of:=SUM([.A14:.B14])" office:value-type="float" office:value="552">
            <text:p>552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 office:value-type="float" office:value="455">
            <text:p>455</text:p>
          </table:table-cell>
          <table:table-cell table:style-name="ce1" table:formula="of:=SUM([.A15:.B15])" office:value-type="float" office:value="646">
            <text:p>646</text:p>
          </table:table-cell>
          <table:table-cell table:style-name="ce2" table:number-columns-repeated="6"/>
          <table:table-cell table:number-columns-repeated="6"/>
          <table:table-cell table:style-name="ce2" table:number-columns-repeated="2"/>
        </table:table-row>
        <table:table-row table:style-name="ro2">
          <table:table-cell table:style-name="ce2" office:value-type="float" office:value="625">
            <text:p>625</text:p>
          </table:table-cell>
          <table:table-cell table:style-name="ce2" office:value-type="float" office:value="370">
            <text:p>370</text:p>
          </table:table-cell>
          <table:table-cell table:style-name="ce1" table:formula="of:=SUM([.A16:.B16])" office:value-type="float" office:value="995">
            <text:p>995</text:p>
          </table:table-cell>
          <table:table-cell table:number-columns-repeated="8"/>
          <table:table-cell table:style-name="ce2" table:number-columns-repeated="6"/>
        </table:table-row>
        <table:table-row table:style-name="ro2">
          <table:table-cell table:style-name="ce2" office:value-type="float" office:value="517">
            <text:p>517</text:p>
          </table:table-cell>
          <table:table-cell table:style-name="ce2" office:value-type="float" office:value="224">
            <text:p>224</text:p>
          </table:table-cell>
          <table:table-cell table:style-name="ce1" table:formula="of:=SUM([.A17:.B17])" office:value-type="float" office:value="741">
            <text:p>741</text:p>
          </table:table-cell>
          <table:table-cell table:number-columns-repeated="8"/>
          <table:table-cell table:style-name="ce2" table:number-columns-repeated="6"/>
        </table:table-row>
        <table:table-row table:style-name="ro2">
          <table:table-cell table:style-name="ce2" office:value-type="float" office:value="1079">
            <text:p>1079</text:p>
          </table:table-cell>
          <table:table-cell table:style-name="ce2" office:value-type="float" office:value="462">
            <text:p>462</text:p>
          </table:table-cell>
          <table:table-cell table:style-name="ce1" table:formula="of:=SUM([.A18:.B18])" office:value-type="float" office:value="1541">
            <text:p>1541</text:p>
          </table:table-cell>
          <table:table-cell table:number-columns-repeated="8"/>
          <table:table-cell table:style-name="ce2" table:number-columns-repeated="3"/>
          <table:table-cell table:number-columns-repeated="3"/>
        </table:table-row>
        <table:table-row table:style-name="ro2">
          <table:table-cell table:style-name="ce2" office:value-type="float" office:value="745">
            <text:p>745</text:p>
          </table:table-cell>
          <table:table-cell table:style-name="ce2" office:value-type="float" office:value="401">
            <text:p>401</text:p>
          </table:table-cell>
          <table:table-cell table:style-name="ce1" table:formula="of:=SUM([.A19:.B19])" office:value-type="float" office:value="1146">
            <text:p>1146</text:p>
          </table:table-cell>
          <table:table-cell table:number-columns-repeated="8"/>
          <table:table-cell table:style-name="ce2" table:number-columns-repeated="3"/>
          <table:table-cell table:number-columns-repeated="3"/>
        </table:table-row>
        <table:table-row table:style-name="ro2">
          <table:table-cell table:style-name="ce2" office:value-type="float" office:value="1698">
            <text:p>1698</text:p>
          </table:table-cell>
          <table:table-cell table:style-name="ce2" office:value-type="float" office:value="575">
            <text:p>575</text:p>
          </table:table-cell>
          <table:table-cell table:style-name="ce1" table:formula="of:=SUM([.A20:.B20])" office:value-type="float" office:value="2273">
            <text:p>2273</text:p>
          </table:table-cell>
          <table:table-cell table:number-columns-repeated="14"/>
        </table:table-row>
        <table:table-row table:style-name="ro2">
          <table:table-cell table:style-name="ce2" office:value-type="float" office:value="1186">
            <text:p>1186</text:p>
          </table:table-cell>
          <table:table-cell table:style-name="ce2" office:value-type="float" office:value="586">
            <text:p>586</text:p>
          </table:table-cell>
          <table:table-cell table:style-name="ce1" table:formula="of:=SUM([.A21:.B21])" office:value-type="float" office:value="1772">
            <text:p>1772</text:p>
          </table:table-cell>
          <table:table-cell table:number-columns-repeated="14"/>
        </table:table-row>
        <table:table-row table:style-name="ro2">
          <table:table-cell table:style-name="ce2" office:value-type="float" office:value="1373">
            <text:p>1373</text:p>
          </table:table-cell>
          <table:table-cell table:style-name="ce2" office:value-type="float" office:value="975">
            <text:p>975</text:p>
          </table:table-cell>
          <table:table-cell table:style-name="ce1" table:formula="of:=SUM([.A22:.B22])" office:value-type="float" office:value="2348">
            <text:p>2348</text:p>
          </table:table-cell>
          <table:table-cell table:number-columns-repeated="14"/>
        </table:table-row>
        <table:table-row table:style-name="ro2">
          <table:table-cell table:style-name="ce2" office:value-type="float" office:value="396">
            <text:p>396</text:p>
          </table:table-cell>
          <table:table-cell table:style-name="ce2" office:value-type="float" office:value="936">
            <text:p>936</text:p>
          </table:table-cell>
          <table:table-cell table:style-name="ce1" table:formula="of:=SUM([.A23:.B23])" office:value-type="float" office:value="1332">
            <text:p>1332</text:p>
          </table:table-cell>
          <table:table-cell table:number-columns-repeated="14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float" office:value="559">
            <text:p>559</text:p>
          </table:table-cell>
          <table:table-cell table:style-name="ce1" table:formula="of:=SUM([.A24:.B24])" office:value-type="float" office:value="821">
            <text:p>821</text:p>
          </table:table-cell>
          <table:table-cell table:number-columns-repeated="14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float" office:value="513">
            <text:p>513</text:p>
          </table:table-cell>
          <table:table-cell table:style-name="ce1" table:formula="of:=SUM([.A25:.B25])" office:value-type="float" office:value="812">
            <text:p>812</text:p>
          </table:table-cell>
          <table:table-cell table:number-columns-repeated="14"/>
        </table:table-row>
        <table:table-row table:style-name="ro2">
          <table:table-cell table:style-name="ce2" office:value-type="float" office:value="627">
            <text:p>627</text:p>
          </table:table-cell>
          <table:table-cell table:style-name="ce2" office:value-type="float" office:value="254">
            <text:p>254</text:p>
          </table:table-cell>
          <table:table-cell table:style-name="ce1" table:formula="of:=SUM([.A26:.B26])" office:value-type="float" office:value="881">
            <text:p>881</text:p>
          </table:table-cell>
          <table:table-cell table:number-columns-repeated="14"/>
        </table:table-row>
        <table:table-row table:style-name="ro2">
          <table:table-cell table:style-name="ce2" office:value-type="float" office:value="789">
            <text:p>789</text:p>
          </table:table-cell>
          <table:table-cell table:style-name="ce2" office:value-type="float" office:value="476">
            <text:p>476</text:p>
          </table:table-cell>
          <table:table-cell table:style-name="ce1" table:formula="of:=SUM([.A27:.B27])" office:value-type="float" office:value="1265">
            <text:p>1265</text:p>
          </table:table-cell>
          <table:table-cell table:number-columns-repeated="14"/>
        </table:table-row>
        <table:table-row table:style-name="ro2">
          <table:table-cell table:style-name="ce2" office:value-type="float" office:value="424">
            <text:p>424</text:p>
          </table:table-cell>
          <table:table-cell table:style-name="ce2" office:value-type="float" office:value="553">
            <text:p>553</text:p>
          </table:table-cell>
          <table:table-cell table:style-name="ce1" table:formula="of:=SUM([.A28:.B28])" office:value-type="float" office:value="977">
            <text:p>977</text:p>
          </table:table-cell>
          <table:table-cell table:number-columns-repeated="14"/>
        </table:table-row>
        <table:table-row table:style-name="ro2">
          <table:table-cell table:style-name="ce2" office:value-type="float" office:value="535">
            <text:p>535</text:p>
          </table:table-cell>
          <table:table-cell table:style-name="ce2" office:value-type="float" office:value="317">
            <text:p>317</text:p>
          </table:table-cell>
          <table:table-cell table:style-name="ce1" table:formula="of:=SUM([.A29:.B29])" office:value-type="float" office:value="852">
            <text:p>852</text:p>
          </table:table-cell>
          <table:table-cell table:number-columns-repeated="14"/>
        </table:table-row>
        <table:table-row table:style-name="ro2">
          <table:table-cell table:style-name="ce2" office:value-type="float" office:value="1340">
            <text:p>1340</text:p>
          </table:table-cell>
          <table:table-cell table:style-name="ce2" office:value-type="float" office:value="899">
            <text:p>899</text:p>
          </table:table-cell>
          <table:table-cell table:style-name="ce1" table:formula="of:=SUM([.A30:.B30])" office:value-type="float" office:value="2239">
            <text:p>2239</text:p>
          </table:table-cell>
          <table:table-cell table:number-columns-repeated="14"/>
        </table:table-row>
        <table:table-row table:style-name="ro2">
          <table:table-cell table:style-name="ce2" office:value-type="float" office:value="1180">
            <text:p>1180</text:p>
          </table:table-cell>
          <table:table-cell table:style-name="ce2" office:value-type="float" office:value="884">
            <text:p>884</text:p>
          </table:table-cell>
          <table:table-cell table:style-name="ce1" table:formula="of:=SUM([.A31:.B31])" office:value-type="float" office:value="2064">
            <text:p>2064</text:p>
          </table:table-cell>
          <table:table-cell table:number-columns-repeated="14"/>
        </table:table-row>
        <table:table-row table:style-name="ro2">
          <table:table-cell table:style-name="ce2" office:value-type="float" office:value="1335">
            <text:p>1335</text:p>
          </table:table-cell>
          <table:table-cell table:style-name="ce2" office:value-type="float" office:value="1601">
            <text:p>1601</text:p>
          </table:table-cell>
          <table:table-cell table:style-name="ce1" table:formula="of:=SUM([.A32:.B32])" office:value-type="float" office:value="2936">
            <text:p>2936</text:p>
          </table:table-cell>
          <table:table-cell table:number-columns-repeated="14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float" office:value="598">
            <text:p>598</text:p>
          </table:table-cell>
          <table:table-cell table:style-name="ce1" table:formula="of:=SUM([.A33:.B33])" office:value-type="float" office:value="844">
            <text:p>844</text:p>
          </table:table-cell>
          <table:table-cell table:number-columns-repeated="14"/>
        </table:table-row>
        <table:table-row table:style-name="ro2">
          <table:table-cell table:style-name="ce2" office:value-type="float" office:value="382">
            <text:p>382</text:p>
          </table:table-cell>
          <table:table-cell table:style-name="ce2" office:value-type="float" office:value="753">
            <text:p>753</text:p>
          </table:table-cell>
          <table:table-cell table:style-name="ce1" table:formula="of:=SUM([.A34:.B34])" office:value-type="float" office:value="1135">
            <text:p>1135</text:p>
          </table:table-cell>
          <table:table-cell table:number-columns-repeated="14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 office:value-type="float" office:value="448">
            <text:p>448</text:p>
          </table:table-cell>
          <table:table-cell table:style-name="ce1" table:formula="of:=SUM([.A35:.B35])" office:value-type="float" office:value="862">
            <text:p>862</text:p>
          </table:table-cell>
          <table:table-cell table:number-columns-repeated="14"/>
        </table:table-row>
        <table:table-row table:style-name="ro2">
          <table:table-cell table:style-name="ce2" office:value-type="float" office:value="341">
            <text:p>341</text:p>
          </table:table-cell>
          <table:table-cell table:style-name="ce2" office:value-type="float" office:value="275">
            <text:p>275</text:p>
          </table:table-cell>
          <table:table-cell table:style-name="ce1" table:formula="of:=SUM([.A36:.B36])" office:value-type="float" office:value="616">
            <text:p>616</text:p>
          </table:table-cell>
          <table:table-cell table:number-columns-repeated="14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float" office:value="283">
            <text:p>283</text:p>
          </table:table-cell>
          <table:table-cell table:style-name="ce1" table:formula="of:=SUM([.A37:.B37])" office:value-type="float" office:value="532">
            <text:p>532</text:p>
          </table:table-cell>
          <table:table-cell table:number-columns-repeated="14"/>
        </table:table-row>
        <table:table-row table:style-name="ro2">
          <table:table-cell table:style-name="ce2" office:value-type="float" office:value="524">
            <text:p>524</text:p>
          </table:table-cell>
          <table:table-cell table:style-name="ce2" office:value-type="float" office:value="373">
            <text:p>373</text:p>
          </table:table-cell>
          <table:table-cell table:style-name="ce1" table:formula="of:=SUM([.A38:.B38])" office:value-type="float" office:value="897">
            <text:p>897</text:p>
          </table:table-cell>
          <table:table-cell table:number-columns-repeated="14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float" office:value="265">
            <text:p>265</text:p>
          </table:table-cell>
          <table:table-cell table:style-name="ce1" table:formula="of:=SUM([.A39:.B39])" office:value-type="float" office:value="548">
            <text:p>548</text:p>
          </table:table-cell>
          <table:table-cell table:number-columns-repeated="14"/>
        </table:table-row>
        <table:table-row table:style-name="ro2">
          <table:table-cell table:style-name="ce2" office:value-type="float" office:value="827">
            <text:p>827</text:p>
          </table:table-cell>
          <table:table-cell table:style-name="ce2" office:value-type="float" office:value="389">
            <text:p>389</text:p>
          </table:table-cell>
          <table:table-cell table:style-name="ce1" table:formula="of:=SUM([.A40:.B40])" office:value-type="float" office:value="1216">
            <text:p>1216</text:p>
          </table:table-cell>
          <table:table-cell table:number-columns-repeated="14"/>
        </table:table-row>
        <table:table-row table:style-name="ro2">
          <table:table-cell table:style-name="ce2" office:value-type="float" office:value="862">
            <text:p>862</text:p>
          </table:table-cell>
          <table:table-cell table:style-name="ce2" office:value-type="float" office:value="669">
            <text:p>669</text:p>
          </table:table-cell>
          <table:table-cell table:style-name="ce1" table:formula="of:=SUM([.A41:.B41])" office:value-type="float" office:value="1531">
            <text:p>1531</text:p>
          </table:table-cell>
          <table:table-cell table:number-columns-repeated="14"/>
        </table:table-row>
        <table:table-row table:style-name="ro2">
          <table:table-cell table:style-name="ce2" office:value-type="float" office:value="991">
            <text:p>991</text:p>
          </table:table-cell>
          <table:table-cell table:style-name="ce2" office:value-type="float" office:value="1312">
            <text:p>1312</text:p>
          </table:table-cell>
          <table:table-cell table:style-name="ce1" table:formula="of:=SUM([.A42:.B42])" office:value-type="float" office:value="2303">
            <text:p>2303</text:p>
          </table:table-cell>
          <table:table-cell table:number-columns-repeated="14"/>
        </table:table-row>
        <table:table-row table:style-name="ro2">
          <table:table-cell table:style-name="ce2" office:value-type="float" office:value="385">
            <text:p>385</text:p>
          </table:table-cell>
          <table:table-cell table:style-name="ce2" office:value-type="float" office:value="700">
            <text:p>700</text:p>
          </table:table-cell>
          <table:table-cell table:style-name="ce1" table:formula="of:=SUM([.A43:.B43])" office:value-type="float" office:value="1085">
            <text:p>1085</text:p>
          </table:table-cell>
          <table:table-cell table:number-columns-repeated="14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2" office:value-type="float" office:value="597">
            <text:p>597</text:p>
          </table:table-cell>
          <table:table-cell table:style-name="ce1" table:formula="of:=SUM([.A44:.B44])" office:value-type="float" office:value="919">
            <text:p>919</text:p>
          </table:table-cell>
          <table:table-cell table:number-columns-repeated="14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 office:value-type="float" office:value="410">
            <text:p>410</text:p>
          </table:table-cell>
          <table:table-cell table:style-name="ce1" table:formula="of:=SUM([.A45:.B45])" office:value-type="float" office:value="568">
            <text:p>568</text:p>
          </table:table-cell>
          <table:table-cell table:number-columns-repeated="14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 office:value-type="float" office:value="179">
            <text:p>179</text:p>
          </table:table-cell>
          <table:table-cell table:style-name="ce1" table:formula="of:=SUM([.A46:.B46])" office:value-type="float" office:value="480">
            <text:p>480</text:p>
          </table:table-cell>
          <table:table-cell table:number-columns-repeated="14"/>
        </table:table-row>
        <table:table-row table:style-name="ro2">
          <table:table-cell table:style-name="ce2" office:value-type="float" office:value="317">
            <text:p>317</text:p>
          </table:table-cell>
          <table:table-cell table:style-name="ce2" office:value-type="float" office:value="387">
            <text:p>387</text:p>
          </table:table-cell>
          <table:table-cell table:style-name="ce1" table:formula="of:=SUM([.A47:.B47])" office:value-type="float" office:value="704">
            <text:p>704</text:p>
          </table:table-cell>
          <table:table-cell table:number-columns-repeated="14"/>
        </table:table-row>
        <table:table-row table:style-name="ro2">
          <table:table-cell table:style-name="ce2" office:value-type="float" office:value="540">
            <text:p>540</text:p>
          </table:table-cell>
          <table:table-cell table:style-name="ce2" office:value-type="float" office:value="588">
            <text:p>588</text:p>
          </table:table-cell>
          <table:table-cell table:style-name="ce1" table:formula="of:=SUM([.A48:.B48])" office:value-type="float" office:value="1128">
            <text:p>1128</text:p>
          </table:table-cell>
          <table:table-cell table:number-columns-repeated="14"/>
        </table:table-row>
        <table:table-row table:style-name="ro2">
          <table:table-cell table:style-name="ce2" office:value-type="float" office:value="767">
            <text:p>767</text:p>
          </table:table-cell>
          <table:table-cell table:style-name="ce2" office:value-type="float" office:value="406">
            <text:p>406</text:p>
          </table:table-cell>
          <table:table-cell table:style-name="ce1" table:formula="of:=SUM([.A49:.B49])" office:value-type="float" office:value="1173">
            <text:p>1173</text:p>
          </table:table-cell>
          <table:table-cell table:number-columns-repeated="14"/>
        </table:table-row>
        <table:table-row table:style-name="ro2">
          <table:table-cell table:style-name="ce2" office:value-type="float" office:value="949">
            <text:p>949</text:p>
          </table:table-cell>
          <table:table-cell table:style-name="ce2" office:value-type="float" office:value="680">
            <text:p>680</text:p>
          </table:table-cell>
          <table:table-cell table:style-name="ce1" table:formula="of:=SUM([.A50:.B50])" office:value-type="float" office:value="1629">
            <text:p>1629</text:p>
          </table:table-cell>
          <table:table-cell table:number-columns-repeated="14"/>
        </table:table-row>
        <table:table-row table:style-name="ro2">
          <table:table-cell table:style-name="ce2" office:value-type="float" office:value="1130">
            <text:p>1130</text:p>
          </table:table-cell>
          <table:table-cell table:style-name="ce2" office:value-type="float" office:value="743">
            <text:p>743</text:p>
          </table:table-cell>
          <table:table-cell table:style-name="ce1" table:formula="of:=SUM([.A51:.B51])" office:value-type="float" office:value="1873">
            <text:p>1873</text:p>
          </table:table-cell>
          <table:table-cell table:number-columns-repeated="14"/>
        </table:table-row>
        <table:table-row table:style-name="ro2">
          <table:table-cell table:style-name="ce2" office:value-type="float" office:value="1042">
            <text:p>1042</text:p>
          </table:table-cell>
          <table:table-cell table:style-name="ce2" office:value-type="float" office:value="998">
            <text:p>998</text:p>
          </table:table-cell>
          <table:table-cell table:style-name="ce1" table:formula="of:=SUM([.A52:.B52])" office:value-type="float" office:value="2040">
            <text:p>2040</text:p>
          </table:table-cell>
          <table:table-cell table:number-columns-repeated="14"/>
        </table:table-row>
        <table:table-row table:style-name="ro2">
          <table:table-cell table:style-name="ce2" office:value-type="float" office:value="420">
            <text:p>420</text:p>
          </table:table-cell>
          <table:table-cell table:style-name="ce2" office:value-type="float" office:value="607">
            <text:p>607</text:p>
          </table:table-cell>
          <table:table-cell table:style-name="ce1" table:formula="of:=SUM([.A53:.B53])" office:value-type="float" office:value="1027">
            <text:p>1027</text:p>
          </table:table-cell>
          <table:table-cell table:number-columns-repeated="14"/>
        </table:table-row>
        <table:table-row table:style-name="ro2">
          <table:table-cell table:style-name="ce2" office:value-type="float" office:value="440">
            <text:p>440</text:p>
          </table:table-cell>
          <table:table-cell table:style-name="ce2" office:value-type="float" office:value="464">
            <text:p>464</text:p>
          </table:table-cell>
          <table:table-cell table:style-name="ce1" table:formula="of:=SUM([.A54:.B54])" office:value-type="float" office:value="904">
            <text:p>904</text:p>
          </table:table-cell>
          <table:table-cell table:number-columns-repeated="14"/>
        </table:table-row>
        <table:table-row table:style-name="ro2">
          <table:table-cell table:style-name="ce2" office:value-type="float" office:value="408">
            <text:p>408</text:p>
          </table:table-cell>
          <table:table-cell table:style-name="ce2" office:value-type="float" office:value="690">
            <text:p>690</text:p>
          </table:table-cell>
          <table:table-cell table:style-name="ce1" table:formula="of:=SUM([.A55:.B55])" office:value-type="float" office:value="1098">
            <text:p>1098</text:p>
          </table:table-cell>
          <table:table-cell table:number-columns-repeated="14"/>
        </table:table-row>
        <table:table-row table:style-name="ro2">
          <table:table-cell table:style-name="ce2" office:value-type="float" office:value="410">
            <text:p>410</text:p>
          </table:table-cell>
          <table:table-cell table:style-name="ce2" office:value-type="float" office:value="150">
            <text:p>150</text:p>
          </table:table-cell>
          <table:table-cell table:style-name="ce1" table:formula="of:=SUM([.A56:.B56])" office:value-type="float" office:value="560">
            <text:p>560</text:p>
          </table:table-cell>
          <table:table-cell table:number-columns-repeated="14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float" office:value="502">
            <text:p>502</text:p>
          </table:table-cell>
          <table:table-cell table:style-name="ce1" table:formula="of:=SUM([.A57:.B57])" office:value-type="float" office:value="748">
            <text:p>748</text:p>
          </table:table-cell>
          <table:table-cell table:number-columns-repeated="14"/>
        </table:table-row>
        <table:table-row table:style-name="ro2">
          <table:table-cell table:style-name="ce2" office:value-type="float" office:value="602">
            <text:p>602</text:p>
          </table:table-cell>
          <table:table-cell table:style-name="ce2" office:value-type="float" office:value="441">
            <text:p>441</text:p>
          </table:table-cell>
          <table:table-cell table:style-name="ce1" table:formula="of:=SUM([.A58:.B58])" office:value-type="float" office:value="1043">
            <text:p>1043</text:p>
          </table:table-cell>
          <table:table-cell table:number-columns-repeated="14"/>
        </table:table-row>
        <table:table-row table:style-name="ro2">
          <table:table-cell table:style-name="ce2" office:value-type="float" office:value="890">
            <text:p>890</text:p>
          </table:table-cell>
          <table:table-cell table:style-name="ce2" office:value-type="float" office:value="320">
            <text:p>320</text:p>
          </table:table-cell>
          <table:table-cell table:style-name="ce1" table:formula="of:=SUM([.A59:.B59])" office:value-type="float" office:value="1210">
            <text:p>1210</text:p>
          </table:table-cell>
          <table:table-cell table:number-columns-repeated="14"/>
        </table:table-row>
        <table:table-row table:style-name="ro2">
          <table:table-cell table:style-name="ce2" office:value-type="float" office:value="1463">
            <text:p>1463</text:p>
          </table:table-cell>
          <table:table-cell table:style-name="ce2" office:value-type="float" office:value="552">
            <text:p>552</text:p>
          </table:table-cell>
          <table:table-cell table:style-name="ce1" table:formula="of:=SUM([.A60:.B60])" office:value-type="float" office:value="2015">
            <text:p>2015</text:p>
          </table:table-cell>
          <table:table-cell table:number-columns-repeated="14"/>
        </table:table-row>
        <table:table-row table:style-name="ro2">
          <table:table-cell table:style-name="ce2" office:value-type="float" office:value="1160">
            <text:p>1160</text:p>
          </table:table-cell>
          <table:table-cell table:style-name="ce2" office:value-type="float" office:value="963">
            <text:p>963</text:p>
          </table:table-cell>
          <table:table-cell table:style-name="ce1" table:formula="of:=SUM([.A61:.B61])" office:value-type="float" office:value="2123">
            <text:p>2123</text:p>
          </table:table-cell>
          <table:table-cell table:number-columns-repeated="14"/>
        </table:table-row>
        <table:table-row table:style-name="ro2">
          <table:table-cell table:style-name="ce2" office:value-type="float" office:value="976">
            <text:p>976</text:p>
          </table:table-cell>
          <table:table-cell table:style-name="ce2" office:value-type="float" office:value="1283">
            <text:p>1283</text:p>
          </table:table-cell>
          <table:table-cell table:style-name="ce1" table:formula="of:=SUM([.A62:.B62])" office:value-type="float" office:value="2259">
            <text:p>2259</text:p>
          </table:table-cell>
          <table:table-cell table:number-columns-repeated="14"/>
        </table:table-row>
        <table:table-row table:style-name="ro2">
          <table:table-cell table:style-name="ce2" office:value-type="float" office:value="437">
            <text:p>437</text:p>
          </table:table-cell>
          <table:table-cell table:style-name="ce2" office:value-type="float" office:value="1128">
            <text:p>1128</text:p>
          </table:table-cell>
          <table:table-cell table:style-name="ce1" table:formula="of:=SUM([.A63:.B63])" office:value-type="float" office:value="1565">
            <text:p>1565</text:p>
          </table:table-cell>
          <table:table-cell table:number-columns-repeated="14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float" office:value="541">
            <text:p>541</text:p>
          </table:table-cell>
          <table:table-cell table:style-name="ce1" table:formula="of:=SUM([.A64:.B64])" office:value-type="float" office:value="580">
            <text:p>580</text:p>
          </table:table-cell>
          <table:table-cell table:number-columns-repeated="14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 office:value-type="float" office:value="488">
            <text:p>488</text:p>
          </table:table-cell>
          <table:table-cell table:style-name="ce1" table:formula="of:=SUM([.A65:.B65])" office:value-type="float" office:value="868">
            <text:p>868</text:p>
          </table:table-cell>
          <table:table-cell table:number-columns-repeated="14"/>
        </table:table-row>
        <table:table-row table:style-name="ro2">
          <table:table-cell table:style-name="ce2" office:value-type="float" office:value="420">
            <text:p>420</text:p>
          </table:table-cell>
          <table:table-cell table:style-name="ce2" office:value-type="float" office:value="327">
            <text:p>327</text:p>
          </table:table-cell>
          <table:table-cell table:style-name="ce1" table:formula="of:=SUM([.A66:.B66])" office:value-type="float" office:value="747">
            <text:p>747</text:p>
          </table:table-cell>
          <table:table-cell table:number-columns-repeated="14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 office:value-type="float" office:value="613">
            <text:p>613</text:p>
          </table:table-cell>
          <table:table-cell table:style-name="ce1" table:formula="of:=SUM([.A67:.B67])" office:value-type="float" office:value="844">
            <text:p>844</text:p>
          </table:table-cell>
          <table:table-cell table:number-columns-repeated="14"/>
        </table:table-row>
        <table:table-row table:style-name="ro2">
          <table:table-cell table:style-name="ce2" office:value-type="float" office:value="511">
            <text:p>511</text:p>
          </table:table-cell>
          <table:table-cell table:style-name="ce2" office:value-type="float" office:value="631">
            <text:p>631</text:p>
          </table:table-cell>
          <table:table-cell table:style-name="ce1" table:formula="of:=SUM([.A68:.B68])" office:value-type="float" office:value="1142">
            <text:p>1142</text:p>
          </table:table-cell>
          <table:table-cell table:number-columns-repeated="14"/>
        </table:table-row>
        <table:table-row table:style-name="ro2">
          <table:table-cell table:style-name="ce2" office:value-type="float" office:value="679">
            <text:p>679</text:p>
          </table:table-cell>
          <table:table-cell table:style-name="ce2" office:value-type="float" office:value="243">
            <text:p>243</text:p>
          </table:table-cell>
          <table:table-cell table:style-name="ce1" table:formula="of:=SUM([.A69:.B69])" office:value-type="float" office:value="922">
            <text:p>922</text:p>
          </table:table-cell>
          <table:table-cell table:number-columns-repeated="14"/>
        </table:table-row>
        <table:table-row table:style-name="ro2">
          <table:table-cell table:style-name="ce2" office:value-type="float" office:value="1308">
            <text:p>1308</text:p>
          </table:table-cell>
          <table:table-cell table:style-name="ce2" office:value-type="float" office:value="766">
            <text:p>766</text:p>
          </table:table-cell>
          <table:table-cell table:style-name="ce1" table:formula="of:=SUM([.A70:.B70])" office:value-type="float" office:value="2074">
            <text:p>2074</text:p>
          </table:table-cell>
          <table:table-cell table:number-columns-repeated="14"/>
        </table:table-row>
        <table:table-row table:style-name="ro2">
          <table:table-cell table:style-name="ce2" office:value-type="float" office:value="847">
            <text:p>847</text:p>
          </table:table-cell>
          <table:table-cell table:style-name="ce2" office:value-type="float" office:value="1067">
            <text:p>1067</text:p>
          </table:table-cell>
          <table:table-cell table:style-name="ce1" table:formula="of:=SUM([.A71:.B71])" office:value-type="float" office:value="1914">
            <text:p>1914</text:p>
          </table:table-cell>
          <table:table-cell table:number-columns-repeated="14"/>
        </table:table-row>
        <table:table-row table:style-name="ro2">
          <table:table-cell table:style-name="ce2" office:value-type="float" office:value="735">
            <text:p>735</text:p>
          </table:table-cell>
          <table:table-cell table:style-name="ce2" office:value-type="float" office:value="934">
            <text:p>934</text:p>
          </table:table-cell>
          <table:table-cell table:style-name="ce1" table:formula="of:=SUM([.A72:.B72])" office:value-type="float" office:value="1669">
            <text:p>1669</text:p>
          </table:table-cell>
          <table:table-cell table:number-columns-repeated="14"/>
        </table:table-row>
        <table:table-row table:style-name="ro2">
          <table:table-cell table:style-name="ce2" office:value-type="float" office:value="430">
            <text:p>430</text:p>
          </table:table-cell>
          <table:table-cell table:style-name="ce2" office:value-type="float" office:value="356">
            <text:p>356</text:p>
          </table:table-cell>
          <table:table-cell table:style-name="ce1" table:formula="of:=SUM([.A73:.B73])" office:value-type="float" office:value="786">
            <text:p>786</text:p>
          </table:table-cell>
          <table:table-cell table:number-columns-repeated="14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float" office:value="267">
            <text:p>267</text:p>
          </table:table-cell>
          <table:table-cell table:style-name="ce1" table:formula="of:=SUM([.A74:.B74])" office:value-type="float" office:value="456">
            <text:p>456</text:p>
          </table:table-cell>
          <table:table-cell table:number-columns-repeated="14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float" office:value="408">
            <text:p>408</text:p>
          </table:table-cell>
          <table:table-cell table:style-name="ce1" table:formula="of:=SUM([.A75:.B75])" office:value-type="float" office:value="713">
            <text:p>713</text:p>
          </table:table-cell>
          <table:table-cell table:number-columns-repeated="14"/>
        </table:table-row>
        <table:table-row table:style-name="ro2">
          <table:table-cell table:style-name="ce2" office:value-type="float" office:value="439">
            <text:p>439</text:p>
          </table:table-cell>
          <table:table-cell table:style-name="ce2" office:value-type="float" office:value="246">
            <text:p>246</text:p>
          </table:table-cell>
          <table:table-cell table:style-name="ce1" table:formula="of:=SUM([.A76:.B76])" office:value-type="float" office:value="685">
            <text:p>685</text:p>
          </table:table-cell>
          <table:table-cell table:number-columns-repeated="14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 office:value-type="float" office:value="441">
            <text:p>441</text:p>
          </table:table-cell>
          <table:table-cell table:style-name="ce1" table:formula="of:=SUM([.A77:.B77])" office:value-type="float" office:value="733">
            <text:p>733</text:p>
          </table:table-cell>
          <table:table-cell table:number-columns-repeated="14"/>
        </table:table-row>
        <table:table-row table:style-name="ro2">
          <table:table-cell table:style-name="ce2" office:value-type="float" office:value="572">
            <text:p>572</text:p>
          </table:table-cell>
          <table:table-cell table:style-name="ce2" office:value-type="float" office:value="623">
            <text:p>623</text:p>
          </table:table-cell>
          <table:table-cell table:style-name="ce1" table:formula="of:=SUM([.A78:.B78])" office:value-type="float" office:value="1195">
            <text:p>1195</text:p>
          </table:table-cell>
          <table:table-cell table:number-columns-repeated="14"/>
        </table:table-row>
        <table:table-row table:style-name="ro2">
          <table:table-cell table:style-name="ce2" office:value-type="float" office:value="743">
            <text:p>743</text:p>
          </table:table-cell>
          <table:table-cell table:style-name="ce2" office:value-type="float" office:value="245">
            <text:p>245</text:p>
          </table:table-cell>
          <table:table-cell table:style-name="ce1" table:formula="of:=SUM([.A79:.B79])" office:value-type="float" office:value="988">
            <text:p>988</text:p>
          </table:table-cell>
          <table:table-cell table:number-columns-repeated="14"/>
        </table:table-row>
        <table:table-row table:style-name="ro2">
          <table:table-cell table:style-name="ce2" office:value-type="float" office:value="998">
            <text:p>998</text:p>
          </table:table-cell>
          <table:table-cell table:style-name="ce2" office:value-type="float" office:value="377">
            <text:p>377</text:p>
          </table:table-cell>
          <table:table-cell table:style-name="ce1" table:formula="of:=SUM([.A80:.B80])" office:value-type="float" office:value="1375">
            <text:p>1375</text:p>
          </table:table-cell>
          <table:table-cell table:number-columns-repeated="14"/>
        </table:table-row>
        <table:table-row table:style-name="ro2">
          <table:table-cell table:style-name="ce2" office:value-type="float" office:value="945">
            <text:p>945</text:p>
          </table:table-cell>
          <table:table-cell table:style-name="ce2" office:value-type="float" office:value="372">
            <text:p>372</text:p>
          </table:table-cell>
          <table:table-cell table:style-name="ce1" table:formula="of:=SUM([.A81:.B81])" office:value-type="float" office:value="1317">
            <text:p>1317</text:p>
          </table:table-cell>
          <table:table-cell table:number-columns-repeated="14"/>
        </table:table-row>
        <table:table-row table:style-name="ro2">
          <table:table-cell table:style-name="ce2" office:value-type="float" office:value="1359">
            <text:p>1359</text:p>
          </table:table-cell>
          <table:table-cell table:style-name="ce2" office:value-type="float" office:value="506">
            <text:p>506</text:p>
          </table:table-cell>
          <table:table-cell table:style-name="ce1" table:formula="of:=SUM([.A82:.B82])"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table:style-name="ce2" office:value-type="float" office:value="688">
            <text:p>688</text:p>
          </table:table-cell>
          <table:table-cell table:style-name="ce2" office:value-type="float" office:value="437">
            <text:p>437</text:p>
          </table:table-cell>
          <table:table-cell table:style-name="ce1" table:formula="of:=SUM([.A83:.B83])" office:value-type="float" office:value="1125">
            <text:p>1125</text:p>
          </table:table-cell>
          <table:table-cell table:number-columns-repeated="14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float" office:value="294">
            <text:p>294</text:p>
          </table:table-cell>
          <table:table-cell table:style-name="ce1" table:formula="of:=SUM([.A84:.B84])" office:value-type="float" office:value="543">
            <text:p>543</text:p>
          </table:table-cell>
          <table:table-cell table:number-columns-repeated="14"/>
        </table:table-row>
        <table:table-row table:style-name="ro2">
          <table:table-cell table:style-name="ce2" office:value-type="float" office:value="499">
            <text:p>499</text:p>
          </table:table-cell>
          <table:table-cell table:style-name="ce2" office:value-type="float" office:value="166">
            <text:p>166</text:p>
          </table:table-cell>
          <table:table-cell table:style-name="ce1" table:formula="of:=SUM([.A85:.B85])" office:value-type="float" office:value="665">
            <text:p>665</text:p>
          </table:table-cell>
          <table:table-cell table:number-columns-repeated="14"/>
        </table:table-row>
        <table:table-row table:style-name="ro2">
          <table:table-cell table:style-name="ce2" office:value-type="float" office:value="506">
            <text:p>506</text:p>
          </table:table-cell>
          <table:table-cell table:style-name="ce2" office:value-type="float" office:value="316">
            <text:p>316</text:p>
          </table:table-cell>
          <table:table-cell table:style-name="ce1" table:formula="of:=SUM([.A86:.B86])" office:value-type="float" office:value="822">
            <text:p>822</text:p>
          </table:table-cell>
          <table:table-cell table:number-columns-repeated="14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float" office:value="279">
            <text:p>279</text:p>
          </table:table-cell>
          <table:table-cell table:style-name="ce1" table:formula="of:=SUM([.A87:.B87])" office:value-type="float" office:value="490">
            <text:p>490</text:p>
          </table:table-cell>
          <table:table-cell table:number-columns-repeated="14"/>
        </table:table-row>
        <table:table-row table:style-name="ro2">
          <table:table-cell table:style-name="ce2" office:value-type="float" office:value="663">
            <text:p>663</text:p>
          </table:table-cell>
          <table:table-cell table:style-name="ce2" office:value-type="float" office:value="806">
            <text:p>806</text:p>
          </table:table-cell>
          <table:table-cell table:style-name="ce1" table:formula="of:=SUM([.A88:.B88])" office:value-type="float" office:value="1469">
            <text:p>1469</text:p>
          </table:table-cell>
          <table:table-cell table:number-columns-repeated="14"/>
        </table:table-row>
        <table:table-row table:style-name="ro2">
          <table:table-cell table:style-name="ce2" office:value-type="float" office:value="996">
            <text:p>996</text:p>
          </table:table-cell>
          <table:table-cell table:style-name="ce2" office:value-type="float" office:value="325">
            <text:p>325</text:p>
          </table:table-cell>
          <table:table-cell table:style-name="ce1" table:formula="of:=SUM([.A89:.B89])" office:value-type="float" office:value="1321">
            <text:p>1321</text:p>
          </table:table-cell>
          <table:table-cell table:number-columns-repeated="14"/>
        </table:table-row>
        <table:table-row table:style-name="ro2">
          <table:table-cell table:style-name="ce2" office:value-type="float" office:value="1271">
            <text:p>1271</text:p>
          </table:table-cell>
          <table:table-cell table:style-name="ce2" office:value-type="float" office:value="401">
            <text:p>401</text:p>
          </table:table-cell>
          <table:table-cell table:style-name="ce1" table:formula="of:=SUM([.A90:.B90])" office:value-type="float" office:value="1672">
            <text:p>1672</text:p>
          </table:table-cell>
          <table:table-cell table:number-columns-repeated="14"/>
        </table:table-row>
        <table:table-row table:style-name="ro2">
          <table:table-cell table:style-name="ce2" office:value-type="float" office:value="1127">
            <text:p>1127</text:p>
          </table:table-cell>
          <table:table-cell table:style-name="ce2" office:value-type="float" office:value="788">
            <text:p>788</text:p>
          </table:table-cell>
          <table:table-cell table:style-name="ce1" table:formula="of:=SUM([.A91:.B91])" office:value-type="float" office:value="1915">
            <text:p>1915</text:p>
          </table:table-cell>
          <table:table-cell table:number-columns-repeated="14"/>
        </table:table-row>
        <table:table-row table:style-name="ro2">
          <table:table-cell table:style-name="ce2" office:value-type="float" office:value="814">
            <text:p>814</text:p>
          </table:table-cell>
          <table:table-cell table:style-name="ce2" office:value-type="float" office:value="569">
            <text:p>569</text:p>
          </table:table-cell>
          <table:table-cell table:style-name="ce1" table:formula="of:=SUM([.A92:.B92])" office:value-type="float" office:value="1383">
            <text:p>1383</text:p>
          </table:table-cell>
          <table:table-cell table:number-columns-repeated="14"/>
        </table:table-row>
        <table:table-row table:style-name="ro2">
          <table:table-cell table:style-name="ce2" office:value-type="float" office:value="404">
            <text:p>404</text:p>
          </table:table-cell>
          <table:table-cell table:style-name="ce2" office:value-type="float" office:value="519">
            <text:p>519</text:p>
          </table:table-cell>
          <table:table-cell table:style-name="ce1" table:formula="of:=SUM([.A93:.B93])" office:value-type="float" office:value="923">
            <text:p>923</text:p>
          </table:table-cell>
          <table:table-cell table:number-columns-repeated="14"/>
        </table:table-row>
        <table:table-row table:style-name="ro2">
          <table:table-cell table:style-name="ce2" office:value-type="float" office:value="436">
            <text:p>436</text:p>
          </table:table-cell>
          <table:table-cell table:style-name="ce2" office:value-type="float" office:value="357">
            <text:p>357</text:p>
          </table:table-cell>
          <table:table-cell table:style-name="ce1" table:formula="of:=SUM([.A94:.B94])" office:value-type="float" office:value="793">
            <text:p>793</text:p>
          </table:table-cell>
          <table:table-cell table:number-columns-repeated="14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2" office:value-type="float" office:value="354">
            <text:p>354</text:p>
          </table:table-cell>
          <table:table-cell table:style-name="ce1" table:formula="of:=SUM([.A95:.B95])" office:value-type="float" office:value="704">
            <text:p>704</text:p>
          </table:table-cell>
          <table:table-cell table:number-columns-repeated="14"/>
        </table:table-row>
        <table:table-row table:style-name="ro2">
          <table:table-cell table:style-name="ce2" office:value-type="float" office:value="457">
            <text:p>457</text:p>
          </table:table-cell>
          <table:table-cell table:style-name="ce2" office:value-type="float" office:value="253">
            <text:p>253</text:p>
          </table:table-cell>
          <table:table-cell table:style-name="ce1" table:formula="of:=SUM([.A96:.B96])" office:value-type="float" office:value="710">
            <text:p>710</text:p>
          </table:table-cell>
          <table:table-cell table:number-columns-repeated="14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float" office:value="280">
            <text:p>280</text:p>
          </table:table-cell>
          <table:table-cell table:style-name="ce1" table:formula="of:=SUM([.A97:.B97])" office:value-type="float" office:value="573">
            <text:p>573</text:p>
          </table:table-cell>
          <table:table-cell table:number-columns-repeated="14"/>
        </table:table-row>
        <table:table-row table:style-name="ro2">
          <table:table-cell table:style-name="ce2" office:value-type="float" office:value="835">
            <text:p>835</text:p>
          </table:table-cell>
          <table:table-cell table:style-name="ce2" office:value-type="float" office:value="549">
            <text:p>549</text:p>
          </table:table-cell>
          <table:table-cell table:style-name="ce1" table:formula="of:=SUM([.A98:.B98])" office:value-type="float" office:value="1384">
            <text:p>1384</text:p>
          </table:table-cell>
          <table:table-cell table:number-columns-repeated="14"/>
        </table:table-row>
        <table:table-row table:style-name="ro2">
          <table:table-cell table:style-name="ce2" office:value-type="float" office:value="1067">
            <text:p>1067</text:p>
          </table:table-cell>
          <table:table-cell table:style-name="ce2" office:value-type="float" office:value="300">
            <text:p>300</text:p>
          </table:table-cell>
          <table:table-cell table:style-name="ce1" table:formula="of:=SUM([.A99:.B99])" office:value-type="float" office:value="1367">
            <text:p>1367</text:p>
          </table:table-cell>
          <table:table-cell table:number-columns-repeated="14"/>
        </table:table-row>
        <table:table-row table:style-name="ro2">
          <table:table-cell table:style-name="ce2" office:value-type="float" office:value="990">
            <text:p>990</text:p>
          </table:table-cell>
          <table:table-cell table:style-name="ce2" office:value-type="float" office:value="493">
            <text:p>493</text:p>
          </table:table-cell>
          <table:table-cell table:style-name="ce1" table:formula="of:=SUM([.A100:.B100])" office:value-type="float" office:value="1483">
            <text:p>1483</text:p>
          </table:table-cell>
          <table:table-cell table:number-columns-repeated="14"/>
        </table:table-row>
        <table:table-row table:style-name="ro2">
          <table:table-cell table:style-name="ce2" office:value-type="float" office:value="1204">
            <text:p>1204</text:p>
          </table:table-cell>
          <table:table-cell table:style-name="ce2" office:value-type="float" office:value="924">
            <text:p>924</text:p>
          </table:table-cell>
          <table:table-cell table:style-name="ce1" table:formula="of:=SUM([.A101:.B101])" office:value-type="float" office:value="2128">
            <text:p>2128</text:p>
          </table:table-cell>
          <table:table-cell table:number-columns-repeated="14"/>
        </table:table-row>
        <table:table-row table:style-name="ro2">
          <table:table-cell table:style-name="ce2" office:value-type="float" office:value="1109">
            <text:p>1109</text:p>
          </table:table-cell>
          <table:table-cell table:style-name="ce2" office:value-type="float" office:value="1139">
            <text:p>1139</text:p>
          </table:table-cell>
          <table:table-cell table:style-name="ce1" table:formula="of:=SUM([.A102:.B102])" office:value-type="float" office:value="2248">
            <text:p>2248</text:p>
          </table:table-cell>
          <table:table-cell table:number-columns-repeated="14"/>
        </table:table-row>
        <table:table-row table:style-name="ro2">
          <table:table-cell table:style-name="ce2" office:value-type="float" office:value="363">
            <text:p>363</text:p>
          </table:table-cell>
          <table:table-cell table:style-name="ce2" office:value-type="float" office:value="577">
            <text:p>577</text:p>
          </table:table-cell>
          <table:table-cell table:style-name="ce1" table:formula="of:=SUM([.A103:.B103])" office:value-type="float" office:value="940">
            <text:p>940</text:p>
          </table:table-cell>
          <table:table-cell table:number-columns-repeated="14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float" office:value="354">
            <text:p>354</text:p>
          </table:table-cell>
          <table:table-cell table:style-name="ce1" table:formula="of:=SUM([.A104:.B104])" office:value-type="float" office:value="574">
            <text:p>574</text:p>
          </table:table-cell>
          <table:table-cell table:number-columns-repeated="14"/>
        </table:table-row>
        <table:table-row table:style-name="ro2">
          <table:table-cell table:style-name="ce2" office:value-type="float" office:value="435">
            <text:p>435</text:p>
          </table:table-cell>
          <table:table-cell table:style-name="ce2" office:value-type="float" office:value="618">
            <text:p>618</text:p>
          </table:table-cell>
          <table:table-cell table:style-name="ce1" table:formula="of:=SUM([.A105:.B105])" office:value-type="float" office:value="1053">
            <text:p>1053</text:p>
          </table:table-cell>
          <table:table-cell table:number-columns-repeated="14"/>
        </table:table-row>
        <table:table-row table:style-name="ro2">
          <table:table-cell table:style-name="ce2" office:value-type="float" office:value="599">
            <text:p>599</text:p>
          </table:table-cell>
          <table:table-cell table:style-name="ce2" office:value-type="float" office:value="160">
            <text:p>160</text:p>
          </table:table-cell>
          <table:table-cell table:style-name="ce1" table:formula="of:=SUM([.A106:.B106])" office:value-type="float" office:value="759">
            <text:p>759</text:p>
          </table:table-cell>
          <table:table-cell table:number-columns-repeated="14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float" office:value="809">
            <text:p>809</text:p>
          </table:table-cell>
          <table:table-cell table:style-name="ce1" table:formula="of:=SUM([.A107:.B107])" office:value-type="float" office:value="1065">
            <text:p>1065</text:p>
          </table:table-cell>
          <table:table-cell table:number-columns-repeated="14"/>
        </table:table-row>
        <table:table-row table:style-name="ro2">
          <table:table-cell table:style-name="ce2" office:value-type="float" office:value="431">
            <text:p>431</text:p>
          </table:table-cell>
          <table:table-cell table:style-name="ce2" office:value-type="float" office:value="517">
            <text:p>517</text:p>
          </table:table-cell>
          <table:table-cell table:style-name="ce1" table:formula="of:=SUM([.A108:.B108])" office:value-type="float" office:value="948">
            <text:p>948</text:p>
          </table:table-cell>
          <table:table-cell table:number-columns-repeated="14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 office:value-type="float" office:value="1185">
            <text:p>1185</text:p>
          </table:table-cell>
          <table:table-cell table:style-name="ce1" table:formula="of:=SUM([.A109:.B109])" office:value-type="float" office:value="1599">
            <text:p>1599</text:p>
          </table:table-cell>
          <table:table-cell table:number-columns-repeated="14"/>
        </table:table-row>
        <table:table-row table:style-name="ro2">
          <table:table-cell table:style-name="ce2" office:value-type="float" office:value="548">
            <text:p>548</text:p>
          </table:table-cell>
          <table:table-cell table:style-name="ce2" office:value-type="float" office:value="770">
            <text:p>770</text:p>
          </table:table-cell>
          <table:table-cell table:style-name="ce1" table:formula="of:=SUM([.A110:.B110])" office:value-type="float" office:value="1318">
            <text:p>1318</text:p>
          </table:table-cell>
          <table:table-cell table:number-columns-repeated="14"/>
        </table:table-row>
        <table:table-row table:style-name="ro2">
          <table:table-cell table:style-name="ce2" office:value-type="float" office:value="543">
            <text:p>543</text:p>
          </table:table-cell>
          <table:table-cell table:style-name="ce2" office:value-type="float" office:value="1314">
            <text:p>1314</text:p>
          </table:table-cell>
          <table:table-cell table:style-name="ce1" table:formula="of:=SUM([.A111:.B111])" office:value-type="float" office:value="1857">
            <text:p>1857</text:p>
          </table:table-cell>
          <table:table-cell table:number-columns-repeated="14"/>
        </table:table-row>
        <table:table-row table:style-name="ro2">
          <table:table-cell table:style-name="ce2" office:value-type="float" office:value="854">
            <text:p>854</text:p>
          </table:table-cell>
          <table:table-cell table:style-name="ce2" office:value-type="float" office:value="1112">
            <text:p>1112</text:p>
          </table:table-cell>
          <table:table-cell table:style-name="ce1" table:formula="of:=SUM([.A112:.B112])" office:value-type="float" office:value="1966">
            <text:p>1966</text:p>
          </table:table-cell>
          <table:table-cell table:number-columns-repeated="14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float" office:value="570">
            <text:p>570</text:p>
          </table:table-cell>
          <table:table-cell table:style-name="ce1" table:formula="of:=SUM([.A113:.B113])" office:value-type="float" office:value="844">
            <text:p>844</text:p>
          </table:table-cell>
          <table:table-cell table:number-columns-repeated="14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float" office:value="290">
            <text:p>290</text:p>
          </table:table-cell>
          <table:table-cell table:style-name="ce1" table:formula="of:=SUM([.A114:.B114])" office:value-type="float" office:value="595">
            <text:p>595</text:p>
          </table:table-cell>
          <table:table-cell table:number-columns-repeated="14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2" office:value-type="float" office:value="284">
            <text:p>284</text:p>
          </table:table-cell>
          <table:table-cell table:style-name="ce1" table:formula="of:=SUM([.A115:.B115])" office:value-type="float" office:value="564">
            <text:p>564</text:p>
          </table:table-cell>
          <table:table-cell table:number-columns-repeated="14"/>
        </table:table-row>
        <table:table-row table:style-name="ro2">
          <table:table-cell table:style-name="ce2" office:value-type="float" office:value="711">
            <text:p>711</text:p>
          </table:table-cell>
          <table:table-cell table:style-name="ce2" office:value-type="float" office:value="542">
            <text:p>542</text:p>
          </table:table-cell>
          <table:table-cell table:style-name="ce1" table:formula="of:=SUM([.A116:.B116])" office:value-type="float" office:value="1253">
            <text:p>1253</text:p>
          </table:table-cell>
          <table:table-cell table:number-columns-repeated="14"/>
        </table:table-row>
        <table:table-row table:style-name="ro2">
          <table:table-cell table:style-name="ce2" office:value-type="float" office:value="242">
            <text:p>242</text:p>
          </table:table-cell>
          <table:table-cell table:style-name="ce2" office:value-type="float" office:value="783">
            <text:p>783</text:p>
          </table:table-cell>
          <table:table-cell table:style-name="ce1" table:formula="of:=SUM([.A117:.B117])" office:value-type="float" office:value="1025">
            <text:p>1025</text:p>
          </table:table-cell>
          <table:table-cell table:number-columns-repeated="14"/>
        </table:table-row>
        <table:table-row table:style-name="ro2">
          <table:table-cell table:style-name="ce2" office:value-type="float" office:value="613">
            <text:p>613</text:p>
          </table:table-cell>
          <table:table-cell table:style-name="ce2" office:value-type="float" office:value="811">
            <text:p>811</text:p>
          </table:table-cell>
          <table:table-cell table:style-name="ce1" table:formula="of:=SUM([.A118:.B118])" office:value-type="float" office:value="1424">
            <text:p>1424</text:p>
          </table:table-cell>
          <table:table-cell table:number-columns-repeated="14"/>
        </table:table-row>
        <table:table-row table:style-name="ro2">
          <table:table-cell table:style-name="ce2" office:value-type="float" office:value="945">
            <text:p>945</text:p>
          </table:table-cell>
          <table:table-cell table:style-name="ce2" office:value-type="float" office:value="470">
            <text:p>470</text:p>
          </table:table-cell>
          <table:table-cell table:style-name="ce1" table:formula="of:=SUM([.A119:.B119])" office:value-type="float" office:value="1415">
            <text:p>1415</text:p>
          </table:table-cell>
          <table:table-cell table:number-columns-repeated="14"/>
        </table:table-row>
        <table:table-row table:style-name="ro2">
          <table:table-cell table:style-name="ce2" office:value-type="float" office:value="752">
            <text:p>752</text:p>
          </table:table-cell>
          <table:table-cell table:style-name="ce2" office:value-type="float" office:value="436">
            <text:p>436</text:p>
          </table:table-cell>
          <table:table-cell table:style-name="ce1" table:formula="of:=SUM([.A120:.B120])" office:value-type="float" office:value="1188">
            <text:p>1188</text:p>
          </table:table-cell>
          <table:table-cell table:number-columns-repeated="14"/>
        </table:table-row>
        <table:table-row table:style-name="ro2">
          <table:table-cell table:style-name="ce2" office:value-type="float" office:value="939">
            <text:p>939</text:p>
          </table:table-cell>
          <table:table-cell table:style-name="ce2" office:value-type="float" office:value="1265">
            <text:p>1265</text:p>
          </table:table-cell>
          <table:table-cell table:style-name="ce1" table:formula="of:=SUM([.A121:.B121])" office:value-type="float" office:value="2204">
            <text:p>2204</text:p>
          </table:table-cell>
          <table:table-cell table:number-columns-repeated="14"/>
        </table:table-row>
        <table:table-row table:style-name="ro2">
          <table:table-cell table:style-name="ce2" office:value-type="float" office:value="827">
            <text:p>827</text:p>
          </table:table-cell>
          <table:table-cell table:style-name="ce2" office:value-type="float" office:value="1351">
            <text:p>1351</text:p>
          </table:table-cell>
          <table:table-cell table:style-name="ce1" table:formula="of:=SUM([.A122:.B122])" office:value-type="float" office:value="2178">
            <text:p>2178</text:p>
          </table:table-cell>
          <table:table-cell table:number-columns-repeated="14"/>
        </table:table-row>
        <table:table-row table:style-name="ro1">
          <table:table-cell table:style-name="ce1" table:formula="of:=SUM([.A3:.A122])" office:value-type="float" office:value="75967">
            <text:p>75967</text:p>
          </table:table-cell>
          <table:table-cell table:style-name="ce1" table:formula="of:=SUM([.B3:.B122])" office:value-type="float" office:value="67642">
            <text:p>67642</text:p>
            <draw:frame table:end-cell-address="Hoja1.H144" table:end-x="1.745cm" table:end-y="0.105cm" draw:z-index="0" draw:style-name="gr1" svg:width="17.528cm" svg:height="8.976cm" svg:x="0.094cm" svg:y="0.17cm">
              <draw:object draw:notify-on-update-of-ranges="Hoja1.A3:Hoja1.A122 Hoja1.A3:Hoja1.A122 Hoja1.B2:Hoja1.B2 Hoja1.B3:Hoja1.B1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formula="of:=SUM([.A123:.B123])" office:value-type="float" office:value="143609">
            <text:p>143609</text:p>
          </table:table-cell>
          <table:table-cell table:style-name="ce1" office:value-type="string">
            <text:p>SUMA</text:p>
          </table:table-cell>
          <table:table-cell table:number-columns-repeated="13"/>
        </table:table-row>
        <table:table-row table:style-name="ro1" table:number-rows-repeated="27">
          <table:table-cell table:number-columns-repeated="17"/>
        </table:table-row>
        <table:table-row table:style-name="ro2">
          <table:table-cell table:style-name="ce1" office:value-type="string">
            <text:p>Coef.de correlació</text:p>
          </table:table-cell>
          <table:table-cell table:formula="of:=CORREL([.A3:.A122];[.B3:.B122])" office:value-type="float" office:value="0.351869954695738">
            <text:p>0,35</text:p>
          </table:table-cell>
          <table:table-cell table:style-name="ce1" office:value-type="string">
            <text:p><text:span text:style-name="T1">R =0,35 No tenim una forta correlació lineal entre variables; 0,35 es troba lluny de 1</text:span>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>
            <text:p>Coef.de contigència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>
            <text:p>Una vez obtenido eij prodecemos a calcular los cocientes para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eij (frecu. Teóricas)</text:p>
          </table:table-cell>
          <table:table-cell table:number-columns-repeated="2"/>
          <table:table-cell table:style-name="ce1" office:value-type="string">
            <text:p>poder calcular en el próximo paso chi- cuadrado:</text:p>
          </table:table-cell>
          <table:table-cell table:number-columns-repeated="13"/>
        </table:table-row>
        <table:table-row table:style-name="ro1">
          <table:table-cell table:formula="of:=[.A$123]*[.$C3]/[.$C$123]" office:value-type="float" office:value="542.738560953701">
            <text:p>542,74</text:p>
          </table:table-cell>
          <table:table-cell table:formula="of:=[.B$123]*[.$C3]/[.$C$123]" office:value-type="float" office:value="483.261439046299">
            <text:p>483,26</text:p>
          </table:table-cell>
          <table:table-cell/>
          <table:table-cell table:formula="of:=([.A3]-[.A157])^2/[.A157]" office:value-type="float" office:value="98.0956345121872">
            <text:p>98,1</text:p>
          </table:table-cell>
          <table:table-cell table:formula="of:=([.B3]-[.B157])^2/[.B157]" office:value-type="float" office:value="110.168697953747">
            <text:p>110,17</text:p>
          </table:table-cell>
          <table:table-cell table:number-columns-repeated="12"/>
        </table:table-row>
        <table:table-row table:style-name="ro1">
          <table:table-cell table:formula="of:=[.A$123]*[.$C4]/[.$C$123]" office:value-type="float" office:value="508.354539060922">
            <text:p>508,35</text:p>
          </table:table-cell>
          <table:table-cell table:formula="of:=[.B$123]*[.$C4]/[.$C$123]" office:value-type="float" office:value="452.645460939078">
            <text:p>452,65</text:p>
          </table:table-cell>
          <table:table-cell/>
          <table:table-cell table:formula="of:=([.A4]-[.A158])^2/[.A158]" office:value-type="float" office:value="34.9823434664363">
            <text:p>34,98</text:p>
          </table:table-cell>
          <table:table-cell table:formula="of:=([.B4]-[.B158])^2/[.B158]" office:value-type="float" office:value="39.2877751414027">
            <text:p>39,29</text:p>
          </table:table-cell>
          <table:table-cell table:number-columns-repeated="12"/>
        </table:table-row>
        <table:table-row table:style-name="ro1">
          <table:table-cell table:formula="of:=[.A$123]*[.$C5]/[.$C$123]" office:value-type="float" office:value="265.021461050491">
            <text:p>265,02</text:p>
          </table:table-cell>
          <table:table-cell table:formula="of:=[.B$123]*[.$C5]/[.$C$123]" office:value-type="float" office:value="235.978538949509">
            <text:p>235,98</text:p>
          </table:table-cell>
          <table:table-cell/>
          <table:table-cell table:formula="of:=([.A5]-[.A159])^2/[.A159]" office:value-type="float" office:value="0.307094976998959">
            <text:p>0,31</text:p>
          </table:table-cell>
          <table:table-cell table:formula="of:=([.B5]-[.B159])^2/[.B159]" office:value-type="float" office:value="0.344890513551933">
            <text:p>0,34</text:p>
          </table:table-cell>
          <table:table-cell table:number-columns-repeated="12"/>
        </table:table-row>
        <table:table-row table:style-name="ro1">
          <table:table-cell table:formula="of:=[.A$123]*[.$C6]/[.$C$123]" office:value-type="float" office:value="270.311310572457">
            <text:p>270,31</text:p>
          </table:table-cell>
          <table:table-cell table:formula="of:=[.B$123]*[.$C6]/[.$C$123]" office:value-type="float" office:value="240.688689427543">
            <text:p>240,69</text:p>
          </table:table-cell>
          <table:table-cell/>
          <table:table-cell table:formula="of:=([.A6]-[.A160])^2/[.A160]" office:value-type="float" office:value="5.25482011003395">
            <text:p>5,25</text:p>
          </table:table-cell>
          <table:table-cell table:formula="of:=([.B6]-[.B160])^2/[.B160]" office:value-type="float" office:value="5.90155405367891">
            <text:p>5,9</text:p>
          </table:table-cell>
          <table:table-cell table:number-columns-repeated="12"/>
        </table:table-row>
        <table:table-row table:style-name="ro1">
          <table:table-cell table:formula="of:=[.A$123]*[.$C7]/[.$C$123]" office:value-type="float" office:value="487.195140973059">
            <text:p>487,2</text:p>
          </table:table-cell>
          <table:table-cell table:formula="of:=[.B$123]*[.$C7]/[.$C$123]" office:value-type="float" office:value="433.804859026941">
            <text:p>433,8</text:p>
          </table:table-cell>
          <table:table-cell/>
          <table:table-cell table:formula="of:=([.A7]-[.A161])^2/[.A161]" office:value-type="float" office:value="6.39206352673577">
            <text:p>6,39</text:p>
          </table:table-cell>
          <table:table-cell table:formula="of:=([.B7]-[.B161])^2/[.B161]" office:value-type="float" office:value="7.17876304567482">
            <text:p>7,18</text:p>
          </table:table-cell>
          <table:table-cell table:number-columns-repeated="12"/>
        </table:table-row>
        <table:table-row table:style-name="ro1">
          <table:table-cell table:formula="of:=[.A$123]*[.$C8]/[.$C$123]" office:value-type="float" office:value="360.238752445877">
            <text:p>360,24</text:p>
          </table:table-cell>
          <table:table-cell table:formula="of:=[.B$123]*[.$C8]/[.$C$123]" office:value-type="float" office:value="320.761247554123">
            <text:p>320,76</text:p>
          </table:table-cell>
          <table:table-cell/>
          <table:table-cell table:formula="of:=([.A8]-[.A162])^2/[.A162]" office:value-type="float" office:value="8.47027076087644">
            <text:p>8,47</text:p>
          </table:table-cell>
          <table:table-cell table:formula="of:=([.B8]-[.B162])^2/[.B162]" office:value-type="float" office:value="9.51274443232756">
            <text:p>9,51</text:p>
          </table:table-cell>
          <table:table-cell table:number-columns-repeated="12"/>
        </table:table-row>
        <table:table-row table:style-name="ro1">
          <table:table-cell table:formula="of:=[.A$123]*[.$C9]/[.$C$123]" office:value-type="float" office:value="633.194987779318">
            <text:p>633,19</text:p>
          </table:table-cell>
          <table:table-cell table:formula="of:=[.B$123]*[.$C9]/[.$C$123]" office:value-type="float" office:value="563.805012220683">
            <text:p>563,81</text:p>
          </table:table-cell>
          <table:table-cell/>
          <table:table-cell table:formula="of:=([.A9]-[.A163])^2/[.A163]" office:value-type="float" office:value="247.414478513868">
            <text:p>247,41</text:p>
          </table:table-cell>
          <table:table-cell table:formula="of:=([.B9]-[.B163])^2/[.B163]" office:value-type="float" office:value="277.864872257813">
            <text:p>277,86</text:p>
          </table:table-cell>
          <table:table-cell table:number-columns-repeated="12"/>
        </table:table-row>
        <table:table-row table:style-name="ro1">
          <table:table-cell table:formula="of:=[.A$123]*[.$C10]/[.$C$123]" office:value-type="float" office:value="761.738331163089">
            <text:p>761,74</text:p>
          </table:table-cell>
          <table:table-cell table:formula="of:=[.B$123]*[.$C10]/[.$C$123]" office:value-type="float" office:value="678.261668836911">
            <text:p>678,26</text:p>
          </table:table-cell>
          <table:table-cell/>
          <table:table-cell table:formula="of:=([.A10]-[.A164])^2/[.A164]" office:value-type="float" office:value="47.5222279720832">
            <text:p>47,52</text:p>
          </table:table-cell>
          <table:table-cell table:formula="of:=([.B10]-[.B164])^2/[.B164]" office:value-type="float" office:value="53.3709986747176">
            <text:p>53,37</text:p>
          </table:table-cell>
          <table:table-cell table:number-columns-repeated="12"/>
        </table:table-row>
        <table:table-row table:style-name="ro1">
          <table:table-cell table:formula="of:=[.A$123]*[.$C11]/[.$C$123]" office:value-type="float" office:value="766.499195732858">
            <text:p>766,5</text:p>
          </table:table-cell>
          <table:table-cell table:formula="of:=[.B$123]*[.$C11]/[.$C$123]" office:value-type="float" office:value="682.500804267142">
            <text:p>682,5</text:p>
          </table:table-cell>
          <table:table-cell/>
          <table:table-cell table:formula="of:=([.A11]-[.A165])^2/[.A165]" office:value-type="float" office:value="242.913423940607">
            <text:p>242,91</text:p>
          </table:table-cell>
          <table:table-cell table:formula="of:=([.B11]-[.B165])^2/[.B165]" office:value-type="float" office:value="272.80985299808">
            <text:p>272,81</text:p>
          </table:table-cell>
          <table:table-cell table:number-columns-repeated="12"/>
        </table:table-row>
        <table:table-row table:style-name="ro1">
          <table:table-cell table:formula="of:=[.A$123]*[.$C12]/[.$C$123]" office:value-type="float" office:value="942.651184814322">
            <text:p>942,65</text:p>
          </table:table-cell>
          <table:table-cell table:formula="of:=[.B$123]*[.$C12]/[.$C$123]" office:value-type="float" office:value="839.348815185678">
            <text:p>839,35</text:p>
          </table:table-cell>
          <table:table-cell/>
          <table:table-cell table:formula="of:=([.A12]-[.A166])^2/[.A166]" office:value-type="float" office:value="0.698013531387141">
            <text:p>0,7</text:p>
          </table:table-cell>
          <table:table-cell table:formula="of:=([.B12]-[.B166])^2/[.B166]" office:value-type="float" office:value="0.783921142764658">
            <text:p>0,78</text:p>
          </table:table-cell>
          <table:table-cell table:number-columns-repeated="12"/>
        </table:table-row>
        <table:table-row table:style-name="ro1">
          <table:table-cell table:formula="of:=[.A$123]*[.$C13]/[.$C$123]" office:value-type="float" office:value="503.593674491153">
            <text:p>503,59</text:p>
          </table:table-cell>
          <table:table-cell table:formula="of:=[.B$123]*[.$C13]/[.$C$123]" office:value-type="float" office:value="448.406325508847">
            <text:p>448,41</text:p>
          </table:table-cell>
          <table:table-cell/>
          <table:table-cell table:formula="of:=([.A13]-[.A167])^2/[.A167]" office:value-type="float" office:value="19.6962362735635">
            <text:p>19,7</text:p>
          </table:table-cell>
          <table:table-cell table:formula="of:=([.B13]-[.B167])^2/[.B167]" office:value-type="float" office:value="22.1203391530971">
            <text:p>22,12</text:p>
          </table:table-cell>
          <table:table-cell table:number-columns-repeated="12"/>
        </table:table-row>
        <table:table-row table:style-name="ro1">
          <table:table-cell table:formula="of:=[.A$123]*[.$C14]/[.$C$123]" office:value-type="float" office:value="291.999693612517">
            <text:p>292</text:p>
          </table:table-cell>
          <table:table-cell table:formula="of:=[.B$123]*[.$C14]/[.$C$123]" office:value-type="float" office:value="260.000306387483">
            <text:p>260</text:p>
          </table:table-cell>
          <table:table-cell/>
          <table:table-cell table:formula="of:=([.A14]-[.A168])^2/[.A168]" office:value-type="float" office:value="76.0305890117973">
            <text:p>76,03</text:p>
          </table:table-cell>
          <table:table-cell table:formula="of:=([.B14]-[.B168])^2/[.B168]" office:value-type="float" office:value="85.3880097492565">
            <text:p>85,39</text:p>
          </table:table-cell>
          <table:table-cell table:number-columns-repeated="12"/>
        </table:table-row>
        <table:table-row table:style-name="ro1">
          <table:table-cell table:formula="of:=[.A$123]*[.$C15]/[.$C$123]" office:value-type="float" office:value="341.724279118997">
            <text:p>341,72</text:p>
          </table:table-cell>
          <table:table-cell table:formula="of:=[.B$123]*[.$C15]/[.$C$123]" office:value-type="float" office:value="304.275720881003">
            <text:p>304,28</text:p>
          </table:table-cell>
          <table:table-cell/>
          <table:table-cell table:formula="of:=([.A15]-[.A169])^2/[.A169]" office:value-type="float" office:value="66.4799363232553">
            <text:p>66,48</text:p>
          </table:table-cell>
          <table:table-cell table:formula="of:=([.B15]-[.B169])^2/[.B169]" office:value-type="float" office:value="74.661916008822">
            <text:p>74,66</text:p>
          </table:table-cell>
          <table:table-cell table:number-columns-repeated="12"/>
        </table:table-row>
        <table:table-row table:style-name="ro1">
          <table:table-cell table:formula="of:=[.A$123]*[.$C16]/[.$C$123]" office:value-type="float" office:value="526.340027435606">
            <text:p>526,34</text:p>
          </table:table-cell>
          <table:table-cell table:formula="of:=[.B$123]*[.$C16]/[.$C$123]" office:value-type="float" office:value="468.659972564394">
            <text:p>468,66</text:p>
          </table:table-cell>
          <table:table-cell/>
          <table:table-cell table:formula="of:=([.A16]-[.A170])^2/[.A170]" office:value-type="float" office:value="18.4933496960722">
            <text:p>18,49</text:p>
          </table:table-cell>
          <table:table-cell table:formula="of:=([.B16]-[.B170])^2/[.B170]" office:value-type="float" office:value="20.7694080062907">
            <text:p>20,77</text:p>
          </table:table-cell>
          <table:table-cell table:number-columns-repeated="12"/>
        </table:table-row>
        <table:table-row table:style-name="ro1">
          <table:table-cell table:formula="of:=[.A$123]*[.$C17]/[.$C$123]" office:value-type="float" office:value="391.977849577673">
            <text:p>391,98</text:p>
          </table:table-cell>
          <table:table-cell table:formula="of:=[.B$123]*[.$C17]/[.$C$123]" office:value-type="float" office:value="349.022150422327">
            <text:p>349,02</text:p>
          </table:table-cell>
          <table:table-cell/>
          <table:table-cell table:formula="of:=([.A17]-[.A171])^2/[.A171]" office:value-type="float" office:value="39.8760749186817">
            <text:p>39,88</text:p>
          </table:table-cell>
          <table:table-cell table:formula="of:=([.B17]-[.B171])^2/[.B171]" office:value-type="float" office:value="44.7837997597276">
            <text:p>44,78</text:p>
          </table:table-cell>
          <table:table-cell table:number-columns-repeated="12"/>
        </table:table-row>
        <table:table-row table:style-name="ro1">
          <table:table-cell table:formula="of:=[.A$123]*[.$C18]/[.$C$123]" office:value-type="float" office:value="815.165811334944">
            <text:p>815,17</text:p>
          </table:table-cell>
          <table:table-cell table:formula="of:=[.B$123]*[.$C18]/[.$C$123]" office:value-type="float" office:value="725.834188665056">
            <text:p>725,83</text:p>
          </table:table-cell>
          <table:table-cell/>
          <table:table-cell table:formula="of:=([.A18]-[.A172])^2/[.A172]" office:value-type="float" office:value="85.3918039012885">
            <text:p>85,39</text:p>
          </table:table-cell>
          <table:table-cell table:formula="of:=([.B18]-[.B172])^2/[.B172]" office:value-type="float" office:value="95.9013507431652">
            <text:p>95,9</text:p>
          </table:table-cell>
          <table:table-cell table:number-columns-repeated="12"/>
        </table:table-row>
        <table:table-row table:style-name="ro1">
          <table:table-cell table:formula="of:=[.A$123]*[.$C19]/[.$C$123]" office:value-type="float" office:value="606.216755217291">
            <text:p>606,22</text:p>
          </table:table-cell>
          <table:table-cell table:formula="of:=[.B$123]*[.$C19]/[.$C$123]" office:value-type="float" office:value="539.783244782709">
            <text:p>539,78</text:p>
          </table:table-cell>
          <table:table-cell/>
          <table:table-cell table:formula="of:=([.A19]-[.A173])^2/[.A173]" office:value-type="float" office:value="31.7721159414563">
            <text:p>31,77</text:p>
          </table:table-cell>
          <table:table-cell table:formula="of:=([.B19]-[.B173])^2/[.B173]" office:value-type="float" office:value="35.6824507218091">
            <text:p>35,68</text:p>
          </table:table-cell>
          <table:table-cell table:number-columns-repeated="12"/>
        </table:table-row>
        <table:table-row table:style-name="ro1">
          <table:table-cell table:formula="of:=[.A$123]*[.$C20]/[.$C$123]" office:value-type="float" office:value="1202.38279634285">
            <text:p>1202,38</text:p>
          </table:table-cell>
          <table:table-cell table:formula="of:=[.B$123]*[.$C20]/[.$C$123]" office:value-type="float" office:value="1070.61720365715">
            <text:p>1070,62</text:p>
          </table:table-cell>
          <table:table-cell/>
          <table:table-cell table:formula="of:=([.A20]-[.A174])^2/[.A174]" office:value-type="float" office:value="204.291356553054">
            <text:p>204,29</text:p>
          </table:table-cell>
          <table:table-cell table:formula="of:=([.B20]-[.B174])^2/[.B174]" office:value-type="float" office:value="229.434397020577">
            <text:p>229,43</text:p>
          </table:table-cell>
          <table:table-cell table:number-columns-repeated="12"/>
        </table:table-row>
        <table:table-row table:style-name="ro1">
          <table:table-cell table:formula="of:=[.A$123]*[.$C21]/[.$C$123]" office:value-type="float" office:value="937.361335292356">
            <text:p>937,36</text:p>
          </table:table-cell>
          <table:table-cell table:formula="of:=[.B$123]*[.$C21]/[.$C$123]" office:value-type="float" office:value="834.638664707644">
            <text:p>834,64</text:p>
          </table:table-cell>
          <table:table-cell/>
          <table:table-cell table:formula="of:=([.A21]-[.A175])^2/[.A175]" office:value-type="float" office:value="65.9523529080901">
            <text:p>65,95</text:p>
          </table:table-cell>
          <table:table-cell table:formula="of:=([.B21]-[.B175])^2/[.B175]" office:value-type="float" office:value="74.0694005701913">
            <text:p>74,07</text:p>
          </table:table-cell>
          <table:table-cell table:number-columns-repeated="12"/>
        </table:table-row>
        <table:table-row table:style-name="ro1">
          <table:table-cell table:formula="of:=[.A$123]*[.$C22]/[.$C$123]" office:value-type="float" office:value="1242.05666775759">
            <text:p>1242,06</text:p>
          </table:table-cell>
          <table:table-cell table:formula="of:=[.B$123]*[.$C22]/[.$C$123]" office:value-type="float" office:value="1105.94333224241">
            <text:p>1105,94</text:p>
          </table:table-cell>
          <table:table-cell/>
          <table:table-cell table:formula="of:=([.A22]-[.A176])^2/[.A176]" office:value-type="float" office:value="13.8046489373962">
            <text:p>13,8</text:p>
          </table:table-cell>
          <table:table-cell table:formula="of:=([.B22]-[.B176])^2/[.B176]" office:value-type="float" office:value="15.5036481154782">
            <text:p>15,5</text:p>
          </table:table-cell>
          <table:table-cell table:number-columns-repeated="12"/>
        </table:table-row>
        <table:table-row table:style-name="ro1">
          <table:table-cell table:formula="of:=[.A$123]*[.$C23]/[.$C$123]" office:value-type="float" office:value="704.607956325857">
            <text:p>704,61</text:p>
          </table:table-cell>
          <table:table-cell table:formula="of:=[.B$123]*[.$C23]/[.$C$123]" office:value-type="float" office:value="627.392043674143">
            <text:p>627,39</text:p>
          </table:table-cell>
          <table:table-cell/>
          <table:table-cell table:formula="of:=([.A23]-[.A177])^2/[.A177]" office:value-type="float" office:value="135.165761119475">
            <text:p>135,17</text:p>
          </table:table-cell>
          <table:table-cell table:formula="of:=([.B23]-[.B177])^2/[.B177]" office:value-type="float" office:value="151.801208937689">
            <text:p>151,8</text:p>
          </table:table-cell>
          <table:table-cell table:number-columns-repeated="12"/>
        </table:table-row>
        <table:table-row table:style-name="ro1">
          <table:table-cell table:formula="of:=[.A$123]*[.$C24]/[.$C$123]" office:value-type="float" office:value="434.2966457534">
            <text:p>434,3</text:p>
          </table:table-cell>
          <table:table-cell table:formula="of:=[.B$123]*[.$C24]/[.$C$123]" office:value-type="float" office:value="386.7033542466">
            <text:p>386,7</text:p>
          </table:table-cell>
          <table:table-cell/>
          <table:table-cell table:formula="of:=([.A24]-[.A178])^2/[.A178]" office:value-type="float" office:value="68.3545093616237">
            <text:p>68,35</text:p>
          </table:table-cell>
          <table:table-cell table:formula="of:=([.B24]-[.B178])^2/[.B178]" office:value-type="float" office:value="76.7672010389177">
            <text:p>76,77</text:p>
          </table:table-cell>
          <table:table-cell table:number-columns-repeated="12"/>
        </table:table-row>
        <table:table-row table:style-name="ro1">
          <table:table-cell table:formula="of:=[.A$123]*[.$C25]/[.$C$123]" office:value-type="float" office:value="429.535781183631">
            <text:p>429,54</text:p>
          </table:table-cell>
          <table:table-cell table:formula="of:=[.B$123]*[.$C25]/[.$C$123]" office:value-type="float" office:value="382.464218816369">
            <text:p>382,46</text:p>
          </table:table-cell>
          <table:table-cell/>
          <table:table-cell table:formula="of:=([.A25]-[.A179])^2/[.A179]" office:value-type="float" office:value="39.6697805297298">
            <text:p>39,67</text:p>
          </table:table-cell>
          <table:table-cell table:formula="of:=([.B25]-[.B179])^2/[.B179]" office:value-type="float" office:value="44.552115808255">
            <text:p>44,55</text:p>
          </table:table-cell>
          <table:table-cell table:number-columns-repeated="12"/>
        </table:table-row>
        <table:table-row table:style-name="ro1">
          <table:table-cell table:formula="of:=[.A$123]*[.$C26]/[.$C$123]" office:value-type="float" office:value="466.035742885195">
            <text:p>466,04</text:p>
          </table:table-cell>
          <table:table-cell table:formula="of:=[.B$123]*[.$C26]/[.$C$123]" office:value-type="float" office:value="414.964257114805">
            <text:p>414,96</text:p>
          </table:table-cell>
          <table:table-cell/>
          <table:table-cell table:formula="of:=([.A26]-[.A180])^2/[.A180]" office:value-type="float" office:value="55.595504130471">
            <text:p>55,6</text:p>
          </table:table-cell>
          <table:table-cell table:formula="of:=([.B26]-[.B180])^2/[.B180]" office:value-type="float" office:value="62.4378886236287">
            <text:p>62,44</text:p>
          </table:table-cell>
          <table:table-cell table:number-columns-repeated="12"/>
        </table:table-row>
        <table:table-row table:style-name="ro1">
          <table:table-cell table:formula="of:=[.A$123]*[.$C27]/[.$C$123]" office:value-type="float" office:value="669.165964528686">
            <text:p>669,17</text:p>
          </table:table-cell>
          <table:table-cell table:formula="of:=[.B$123]*[.$C27]/[.$C$123]" office:value-type="float" office:value="595.834035471315">
            <text:p>595,83</text:p>
          </table:table-cell>
          <table:table-cell/>
          <table:table-cell table:formula="of:=([.A27]-[.A181])^2/[.A181]" office:value-type="float" office:value="21.4598422791192">
            <text:p>21,46</text:p>
          </table:table-cell>
          <table:table-cell table:formula="of:=([.B27]-[.B181])^2/[.B181]" office:value-type="float" office:value="24.1009999470425">
            <text:p>24,1</text:p>
          </table:table-cell>
          <table:table-cell table:number-columns-repeated="12"/>
        </table:table-row>
        <table:table-row table:style-name="ro1">
          <table:table-cell table:formula="of:=[.A$123]*[.$C28]/[.$C$123]" office:value-type="float" office:value="516.818298296068">
            <text:p>516,82</text:p>
          </table:table-cell>
          <table:table-cell table:formula="of:=[.B$123]*[.$C28]/[.$C$123]" office:value-type="float" office:value="460.181701703932">
            <text:p>460,18</text:p>
          </table:table-cell>
          <table:table-cell/>
          <table:table-cell table:formula="of:=([.A28]-[.A182])^2/[.A182]" office:value-type="float" office:value="16.6697590371354">
            <text:p>16,67</text:p>
          </table:table-cell>
          <table:table-cell table:formula="of:=([.B28]-[.B182])^2/[.B182]" office:value-type="float" office:value="18.7213799824675">
            <text:p>18,72</text:p>
          </table:table-cell>
          <table:table-cell table:number-columns-repeated="12"/>
        </table:table-row>
        <table:table-row table:style-name="ro1">
          <table:table-cell table:formula="of:=[.A$123]*[.$C29]/[.$C$123]" office:value-type="float" office:value="450.695179271494">
            <text:p>450,7</text:p>
          </table:table-cell>
          <table:table-cell table:formula="of:=[.B$123]*[.$C29]/[.$C$123]" office:value-type="float" office:value="401.304820728506">
            <text:p>401,3</text:p>
          </table:table-cell>
          <table:table-cell/>
          <table:table-cell table:formula="of:=([.A29]-[.A183])^2/[.A183]" office:value-type="float" office:value="15.7696445956085">
            <text:p>15,77</text:p>
          </table:table-cell>
          <table:table-cell table:formula="of:=([.B29]-[.B183])^2/[.B183]" office:value-type="float" office:value="17.71048447702">
            <text:p>17,71</text:p>
          </table:table-cell>
          <table:table-cell table:number-columns-repeated="12"/>
        </table:table-row>
        <table:table-row table:style-name="ro1">
          <table:table-cell table:formula="of:=[.A$123]*[.$C30]/[.$C$123]" office:value-type="float" office:value="1184.39730796816">
            <text:p>1184,4</text:p>
          </table:table-cell>
          <table:table-cell table:formula="of:=[.B$123]*[.$C30]/[.$C$123]" office:value-type="float" office:value="1054.60269203184">
            <text:p>1054,6</text:p>
          </table:table-cell>
          <table:table-cell/>
          <table:table-cell table:formula="of:=([.A30]-[.A184])^2/[.A184]" office:value-type="float" office:value="20.4426315432028">
            <text:p>20,44</text:p>
          </table:table-cell>
          <table:table-cell table:formula="of:=([.B30]-[.B184])^2/[.B184]" office:value-type="float" office:value="22.9585965885469">
            <text:p>22,96</text:p>
          </table:table-cell>
          <table:table-cell table:number-columns-repeated="12"/>
        </table:table-row>
        <table:table-row table:style-name="ro1">
          <table:table-cell table:formula="of:=[.A$123]*[.$C31]/[.$C$123]" office:value-type="float" office:value="1091.82494133376">
            <text:p>1091,82</text:p>
          </table:table-cell>
          <table:table-cell table:formula="of:=[.B$123]*[.$C31]/[.$C$123]" office:value-type="float" office:value="972.17505866624">
            <text:p>972,18</text:p>
          </table:table-cell>
          <table:table-cell/>
          <table:table-cell table:formula="of:=([.A31]-[.A185])^2/[.A185]" office:value-type="float" office:value="7.12095930076223">
            <text:p>7,12</text:p>
          </table:table-cell>
          <table:table-cell table:formula="of:=([.B31]-[.B185])^2/[.B185]" office:value-type="float" office:value="7.99736724521751">
            <text:p>8</text:p>
          </table:table-cell>
          <table:table-cell table:number-columns-repeated="12"/>
        </table:table-row>
        <table:table-row table:style-name="ro1">
          <table:table-cell table:formula="of:=[.A$123]*[.$C32]/[.$C$123]" office:value-type="float" office:value="1553.09981964919">
            <text:p>1553,1</text:p>
          </table:table-cell>
          <table:table-cell table:formula="of:=[.B$123]*[.$C32]/[.$C$123]" office:value-type="float" office:value="1382.90018035081">
            <text:p>1382,9</text:p>
          </table:table-cell>
          <table:table-cell/>
          <table:table-cell table:formula="of:=([.A32]-[.A186])^2/[.A186]" office:value-type="float" office:value="30.6274784976488">
            <text:p>30,63</text:p>
          </table:table-cell>
          <table:table-cell table:formula="of:=([.B32]-[.B186])^2/[.B186]" office:value-type="float" office:value="34.396937687101">
            <text:p>34,4</text:p>
          </table:table-cell>
          <table:table-cell table:number-columns-repeated="12"/>
        </table:table-row>
        <table:table-row table:style-name="ro1">
          <table:table-cell table:formula="of:=[.A$123]*[.$C33]/[.$C$123]" office:value-type="float" office:value="446.463299653921">
            <text:p>446,46</text:p>
          </table:table-cell>
          <table:table-cell table:formula="of:=[.B$123]*[.$C33]/[.$C$123]" office:value-type="float" office:value="397.536700346079">
            <text:p>397,54</text:p>
          </table:table-cell>
          <table:table-cell/>
          <table:table-cell table:formula="of:=([.A33]-[.A187])^2/[.A187]" office:value-type="float" office:value="90.0085954193501">
            <text:p>90,01</text:p>
          </table:table-cell>
          <table:table-cell table:formula="of:=([.B33]-[.B187])^2/[.B187]" office:value-type="float" office:value="101.086351205195">
            <text:p>101,09</text:p>
          </table:table-cell>
          <table:table-cell table:number-columns-repeated="12"/>
        </table:table-row>
        <table:table-row table:style-name="ro1">
          <table:table-cell table:formula="of:=[.A$123]*[.$C34]/[.$C$123]" office:value-type="float" office:value="600.397920743129">
            <text:p>600,4</text:p>
          </table:table-cell>
          <table:table-cell table:formula="of:=[.B$123]*[.$C34]/[.$C$123]" office:value-type="float" office:value="534.602079256871">
            <text:p>534,6</text:p>
          </table:table-cell>
          <table:table-cell/>
          <table:table-cell table:formula="of:=([.A34]-[.A188])^2/[.A188]" office:value-type="float" office:value="79.4433993473617">
            <text:p>79,44</text:p>
          </table:table-cell>
          <table:table-cell table:formula="of:=([.B34]-[.B188])^2/[.B188]" office:value-type="float" office:value="89.2208497415959">
            <text:p>89,22</text:p>
          </table:table-cell>
          <table:table-cell table:number-columns-repeated="12"/>
        </table:table-row>
        <table:table-row table:style-name="ro1">
          <table:table-cell table:formula="of:=[.A$123]*[.$C35]/[.$C$123]" office:value-type="float" office:value="455.98502879346">
            <text:p>455,99</text:p>
          </table:table-cell>
          <table:table-cell table:formula="of:=[.B$123]*[.$C35]/[.$C$123]" office:value-type="float" office:value="406.01497120654">
            <text:p>406,01</text:p>
          </table:table-cell>
          <table:table-cell/>
          <table:table-cell table:formula="of:=([.A35]-[.A189])^2/[.A189]" office:value-type="float" office:value="3.86579061038889">
            <text:p>3,87</text:p>
          </table:table-cell>
          <table:table-cell table:formula="of:=([.B35]-[.B189])^2/[.B189]" office:value-type="float" office:value="4.34157055231088">
            <text:p>4,34</text:p>
          </table:table-cell>
          <table:table-cell table:number-columns-repeated="12"/>
        </table:table-row>
        <table:table-row table:style-name="ro1">
          <table:table-cell table:formula="of:=[.A$123]*[.$C36]/[.$C$123]" office:value-type="float" office:value="325.854730553099">
            <text:p>325,85</text:p>
          </table:table-cell>
          <table:table-cell table:formula="of:=[.B$123]*[.$C36]/[.$C$123]" office:value-type="float" office:value="290.145269446901">
            <text:p>290,15</text:p>
          </table:table-cell>
          <table:table-cell/>
          <table:table-cell table:formula="of:=([.A36]-[.A190])^2/[.A190]" office:value-type="float" office:value="0.703930816747353">
            <text:p>0,7</text:p>
          </table:table-cell>
          <table:table-cell table:formula="of:=([.B36]-[.B190])^2/[.B190]" office:value-type="float" office:value="0.790566694595756">
            <text:p>0,79</text:p>
          </table:table-cell>
          <table:table-cell table:number-columns-repeated="12"/>
        </table:table-row>
        <table:table-row table:style-name="ro1">
          <table:table-cell table:formula="of:=[.A$123]*[.$C37]/[.$C$123]" office:value-type="float" office:value="281.419994568586">
            <text:p>281,42</text:p>
          </table:table-cell>
          <table:table-cell table:formula="of:=[.B$123]*[.$C37]/[.$C$123]" office:value-type="float" office:value="250.580005431414">
            <text:p>250,58</text:p>
          </table:table-cell>
          <table:table-cell/>
          <table:table-cell table:formula="of:=([.A37]-[.A191])^2/[.A191]" office:value-type="float" office:value="3.73483074448344">
            <text:p>3,73</text:p>
          </table:table-cell>
          <table:table-cell table:formula="of:=([.B37]-[.B191])^2/[.B191]" office:value-type="float" office:value="4.19449287670639">
            <text:p>4,19</text:p>
          </table:table-cell>
          <table:table-cell table:number-columns-repeated="12"/>
        </table:table-row>
        <table:table-row table:style-name="ro1">
          <table:table-cell table:formula="of:=[.A$123]*[.$C38]/[.$C$123]" office:value-type="float" office:value="474.499502120341">
            <text:p>474,5</text:p>
          </table:table-cell>
          <table:table-cell table:formula="of:=[.B$123]*[.$C38]/[.$C$123]" office:value-type="float" office:value="422.500497879659">
            <text:p>422,5</text:p>
          </table:table-cell>
          <table:table-cell/>
          <table:table-cell table:formula="of:=([.A38]-[.A192])^2/[.A192]" office:value-type="float" office:value="5.16396598813021">
            <text:p>5,16</text:p>
          </table:table-cell>
          <table:table-cell table:formula="of:=([.B38]-[.B192])^2/[.B192]" office:value-type="float" office:value="5.79951811330664">
            <text:p>5,8</text:p>
          </table:table-cell>
          <table:table-cell table:number-columns-repeated="12"/>
        </table:table-row>
        <table:table-row table:style-name="ro1">
          <table:table-cell table:formula="of:=[.A$123]*[.$C39]/[.$C$123]" office:value-type="float" office:value="289.883753803731">
            <text:p>289,88</text:p>
          </table:table-cell>
          <table:table-cell table:formula="of:=[.B$123]*[.$C39]/[.$C$123]" office:value-type="float" office:value="258.116246196269">
            <text:p>258,12</text:p>
          </table:table-cell>
          <table:table-cell/>
          <table:table-cell table:formula="of:=([.A39]-[.A193])^2/[.A193]" office:value-type="float" office:value="0.163465754146621">
            <text:p>0,16</text:p>
          </table:table-cell>
          <table:table-cell table:formula="of:=([.B39]-[.B193])^2/[.B193]" office:value-type="float" office:value="0.183584207227112">
            <text:p>0,18</text:p>
          </table:table-cell>
          <table:table-cell table:number-columns-repeated="12"/>
        </table:table-row>
        <table:table-row table:style-name="ro1">
          <table:table-cell table:formula="of:=[.A$123]*[.$C40]/[.$C$123]" office:value-type="float" office:value="643.245701871053">
            <text:p>643,25</text:p>
          </table:table-cell>
          <table:table-cell table:formula="of:=[.B$123]*[.$C40]/[.$C$123]" office:value-type="float" office:value="572.754298128947">
            <text:p>572,75</text:p>
          </table:table-cell>
          <table:table-cell/>
          <table:table-cell table:formula="of:=([.A40]-[.A194])^2/[.A194]" office:value-type="float" office:value="52.4926042764773">
            <text:p>52,49</text:p>
          </table:table-cell>
          <table:table-cell table:formula="of:=([.B40]-[.B194])^2/[.B194]" office:value-type="float" office:value="58.9531011660085">
            <text:p>58,95</text:p>
          </table:table-cell>
          <table:table-cell table:number-columns-repeated="12"/>
        </table:table-row>
        <table:table-row table:style-name="ro1">
          <table:table-cell table:formula="of:=[.A$123]*[.$C41]/[.$C$123]" office:value-type="float" office:value="809.875961812978">
            <text:p>809,88</text:p>
          </table:table-cell>
          <table:table-cell table:formula="of:=[.B$123]*[.$C41]/[.$C$123]" office:value-type="float" office:value="721.124038187022">
            <text:p>721,12</text:p>
          </table:table-cell>
          <table:table-cell/>
          <table:table-cell table:formula="of:=([.A41]-[.A195])^2/[.A195]" office:value-type="float" office:value="3.35473021182163">
            <text:p>3,35</text:p>
          </table:table-cell>
          <table:table-cell table:formula="of:=([.B41]-[.B195])^2/[.B195]" office:value-type="float" office:value="3.76761169098273">
            <text:p>3,77</text:p>
          </table:table-cell>
          <table:table-cell table:number-columns-repeated="12"/>
        </table:table-row>
        <table:table-row table:style-name="ro1">
          <table:table-cell table:formula="of:=[.A$123]*[.$C42]/[.$C$123]" office:value-type="float" office:value="1218.25234490875">
            <text:p>1218,25</text:p>
          </table:table-cell>
          <table:table-cell table:formula="of:=[.B$123]*[.$C42]/[.$C$123]" office:value-type="float" office:value="1084.74765509125">
            <text:p>1084,75</text:p>
          </table:table-cell>
          <table:table-cell/>
          <table:table-cell table:formula="of:=([.A42]-[.A196])^2/[.A196]" office:value-type="float" office:value="42.3915689408271">
            <text:p>42,39</text:p>
          </table:table-cell>
          <table:table-cell table:formula="of:=([.B42]-[.B196])^2/[.B196]" office:value-type="float" office:value="47.6088867527248">
            <text:p>47,61</text:p>
          </table:table-cell>
          <table:table-cell table:number-columns-repeated="12"/>
        </table:table-row>
        <table:table-row table:style-name="ro1">
          <table:table-cell table:formula="of:=[.A$123]*[.$C43]/[.$C$123]" office:value-type="float" office:value="573.948673133299">
            <text:p>573,95</text:p>
          </table:table-cell>
          <table:table-cell table:formula="of:=[.B$123]*[.$C43]/[.$C$123]" office:value-type="float" office:value="511.051326866701">
            <text:p>511,05</text:p>
          </table:table-cell>
          <table:table-cell/>
          <table:table-cell table:formula="of:=([.A43]-[.A197])^2/[.A197]" office:value-type="float" office:value="62.2034734986533">
            <text:p>62,2</text:p>
          </table:table-cell>
          <table:table-cell table:formula="of:=([.B43]-[.B197])^2/[.B197]" office:value-type="float" office:value="69.8591299972236">
            <text:p>69,86</text:p>
          </table:table-cell>
          <table:table-cell table:number-columns-repeated="12"/>
        </table:table-row>
        <table:table-row table:style-name="ro1">
          <table:table-cell table:formula="of:=[.A$123]*[.$C44]/[.$C$123]" office:value-type="float" office:value="486.137171068666">
            <text:p>486,14</text:p>
          </table:table-cell>
          <table:table-cell table:formula="of:=[.B$123]*[.$C44]/[.$C$123]" office:value-type="float" office:value="432.862828931334">
            <text:p>432,86</text:p>
          </table:table-cell>
          <table:table-cell/>
          <table:table-cell table:formula="of:=([.A44]-[.A198])^2/[.A198]" office:value-type="float" office:value="55.4185372560599">
            <text:p>55,42</text:p>
          </table:table-cell>
          <table:table-cell table:formula="of:=([.B44]-[.B198])^2/[.B198]" office:value-type="float" office:value="62.2391416535747">
            <text:p>62,24</text:p>
          </table:table-cell>
          <table:table-cell table:number-columns-repeated="12"/>
        </table:table-row>
        <table:table-row table:style-name="ro1">
          <table:table-cell table:formula="of:=[.A$123]*[.$C45]/[.$C$123]" office:value-type="float" office:value="300.463452847663">
            <text:p>300,46</text:p>
          </table:table-cell>
          <table:table-cell table:formula="of:=[.B$123]*[.$C45]/[.$C$123]" office:value-type="float" office:value="267.536547152337">
            <text:p>267,54</text:p>
          </table:table-cell>
          <table:table-cell/>
          <table:table-cell table:formula="of:=([.A45]-[.A199])^2/[.A199]" office:value-type="float" office:value="67.5484329455815">
            <text:p>67,55</text:p>
          </table:table-cell>
          <table:table-cell table:formula="of:=([.B45]-[.B199])^2/[.B199]" office:value-type="float" office:value="75.8619172345139">
            <text:p>75,86</text:p>
          </table:table-cell>
          <table:table-cell table:number-columns-repeated="12"/>
        </table:table-row>
        <table:table-row table:style-name="ro1">
          <table:table-cell table:formula="of:=[.A$123]*[.$C46]/[.$C$123]" office:value-type="float" office:value="253.912777054363">
            <text:p>253,91</text:p>
          </table:table-cell>
          <table:table-cell table:formula="of:=[.B$123]*[.$C46]/[.$C$123]" office:value-type="float" office:value="226.087222945637">
            <text:p>226,09</text:p>
          </table:table-cell>
          <table:table-cell/>
          <table:table-cell table:formula="of:=([.A46]-[.A200])^2/[.A200]" office:value-type="float" office:value="8.73215830433546">
            <text:p>8,73</text:p>
          </table:table-cell>
          <table:table-cell table:formula="of:=([.B46]-[.B200])^2/[.B200]" office:value-type="float" office:value="9.80686363362189">
            <text:p>9,81</text:p>
          </table:table-cell>
          <table:table-cell table:number-columns-repeated="12"/>
        </table:table-row>
        <table:table-row table:style-name="ro1">
          <table:table-cell table:formula="of:=[.A$123]*[.$C47]/[.$C$123]" office:value-type="float" office:value="372.405406346399">
            <text:p>372,41</text:p>
          </table:table-cell>
          <table:table-cell table:formula="of:=[.B$123]*[.$C47]/[.$C$123]" office:value-type="float" office:value="331.594593653601">
            <text:p>331,59</text:p>
          </table:table-cell>
          <table:table-cell/>
          <table:table-cell table:formula="of:=([.A47]-[.A201])^2/[.A201]" office:value-type="float" office:value="8.24305716323084">
            <text:p>8,24</text:p>
          </table:table-cell>
          <table:table-cell table:formula="of:=([.B47]-[.B201])^2/[.B201]" office:value-type="float" office:value="9.25756665265896">
            <text:p>9,26</text:p>
          </table:table-cell>
          <table:table-cell table:number-columns-repeated="12"/>
        </table:table-row>
        <table:table-row table:style-name="ro1">
          <table:table-cell table:formula="of:=[.A$123]*[.$C48]/[.$C$123]" office:value-type="float" office:value="596.695026077753">
            <text:p>596,7</text:p>
          </table:table-cell>
          <table:table-cell table:formula="of:=[.B$123]*[.$C48]/[.$C$123]" office:value-type="float" office:value="531.304973922247">
            <text:p>531,3</text:p>
          </table:table-cell>
          <table:table-cell/>
          <table:table-cell table:formula="of:=([.A48]-[.A202])^2/[.A202]" office:value-type="float" office:value="5.38688248012683">
            <text:p>5,39</text:p>
          </table:table-cell>
          <table:table-cell table:formula="of:=([.B48]-[.B202])^2/[.B202]" office:value-type="float" office:value="6.0498699235356">
            <text:p>6,05</text:p>
          </table:table-cell>
          <table:table-cell table:number-columns-repeated="12"/>
        </table:table-row>
        <table:table-row table:style-name="ro1">
          <table:table-cell table:formula="of:=[.A$123]*[.$C49]/[.$C$123]" office:value-type="float" office:value="620.499348926599">
            <text:p>620,5</text:p>
          </table:table-cell>
          <table:table-cell table:formula="of:=[.B$123]*[.$C49]/[.$C$123]" office:value-type="float" office:value="552.500651073401">
            <text:p>552,5</text:p>
          </table:table-cell>
          <table:table-cell/>
          <table:table-cell table:formula="of:=([.A49]-[.A203])^2/[.A203]" office:value-type="float" office:value="34.5889819256993">
            <text:p>34,59</text:p>
          </table:table-cell>
          <table:table-cell table:formula="of:=([.B49]-[.B203])^2/[.B203]" office:value-type="float" office:value="38.8460008567103">
            <text:p>38,85</text:p>
          </table:table-cell>
          <table:table-cell table:number-columns-repeated="12"/>
        </table:table-row>
        <table:table-row table:style-name="ro1">
          <table:table-cell table:formula="of:=[.A$123]*[.$C50]/[.$C$123]" office:value-type="float" office:value="861.716487128244">
            <text:p>861,72</text:p>
          </table:table-cell>
          <table:table-cell table:formula="of:=[.B$123]*[.$C50]/[.$C$123]" office:value-type="float" office:value="767.283512871756">
            <text:p>767,28</text:p>
          </table:table-cell>
          <table:table-cell/>
          <table:table-cell table:formula="of:=([.A50]-[.A204])^2/[.A204]" office:value-type="float" office:value="8.84097233026504">
            <text:p>8,84</text:p>
          </table:table-cell>
          <table:table-cell table:formula="of:=([.B50]-[.B204])^2/[.B204]" office:value-type="float" office:value="9.9290698828131">
            <text:p>9,93</text:p>
          </table:table-cell>
          <table:table-cell table:number-columns-repeated="12"/>
        </table:table-row>
        <table:table-row table:style-name="ro1">
          <table:table-cell table:formula="of:=[.A$123]*[.$C51]/[.$C$123]" office:value-type="float" office:value="990.788815464212">
            <text:p>990,79</text:p>
          </table:table-cell>
          <table:table-cell table:formula="of:=[.B$123]*[.$C51]/[.$C$123]" office:value-type="float" office:value="882.211184535788">
            <text:p>882,21</text:p>
          </table:table-cell>
          <table:table-cell/>
          <table:table-cell table:formula="of:=([.A51]-[.A205])^2/[.A205]" office:value-type="float" office:value="19.5599239690421">
            <text:p>19,56</text:p>
          </table:table-cell>
          <table:table-cell table:formula="of:=([.B51]-[.B205])^2/[.B205]" office:value-type="float" office:value="21.9672502905919">
            <text:p>21,97</text:p>
          </table:table-cell>
          <table:table-cell table:number-columns-repeated="12"/>
        </table:table-row>
        <table:table-row table:style-name="ro1">
          <table:table-cell table:formula="of:=[.A$123]*[.$C52]/[.$C$123]" office:value-type="float" office:value="1079.12930248104">
            <text:p>1079,13</text:p>
          </table:table-cell>
          <table:table-cell table:formula="of:=[.B$123]*[.$C52]/[.$C$123]" office:value-type="float" office:value="960.870697518958">
            <text:p>960,87</text:p>
          </table:table-cell>
          <table:table-cell/>
          <table:table-cell table:formula="of:=([.A52]-[.A206])^2/[.A206]" office:value-type="float" office:value="1.27749760808015">
            <text:p>1,28</text:p>
          </table:table-cell>
          <table:table-cell table:formula="of:=([.B52]-[.B206])^2/[.B206]" office:value-type="float" office:value="1.43472488680146">
            <text:p>1,43</text:p>
          </table:table-cell>
          <table:table-cell table:number-columns-repeated="12"/>
        </table:table-row>
        <table:table-row table:style-name="ro1">
          <table:table-cell table:formula="of:=[.A$123]*[.$C53]/[.$C$123]" office:value-type="float" office:value="543.267545905897">
            <text:p>543,27</text:p>
          </table:table-cell>
          <table:table-cell table:formula="of:=[.B$123]*[.$C53]/[.$C$123]" office:value-type="float" office:value="483.732454094103">
            <text:p>483,73</text:p>
          </table:table-cell>
          <table:table-cell/>
          <table:table-cell table:formula="of:=([.A53]-[.A207])^2/[.A207]" office:value-type="float" office:value="27.9694378730558">
            <text:p>27,97</text:p>
          </table:table-cell>
          <table:table-cell table:formula="of:=([.B53]-[.B207])^2/[.B207]" office:value-type="float" office:value="31.4117602510634">
            <text:p>31,41</text:p>
          </table:table-cell>
          <table:table-cell table:number-columns-repeated="12"/>
        </table:table-row>
        <table:table-row table:style-name="ro1">
          <table:table-cell table:formula="of:=[.A$123]*[.$C54]/[.$C$123]" office:value-type="float" office:value="478.202396785717">
            <text:p>478,2</text:p>
          </table:table-cell>
          <table:table-cell table:formula="of:=[.B$123]*[.$C54]/[.$C$123]" office:value-type="float" office:value="425.797603214283">
            <text:p>425,8</text:p>
          </table:table-cell>
          <table:table-cell/>
          <table:table-cell table:formula="of:=([.A54]-[.A208])^2/[.A208]" office:value-type="float" office:value="3.05189419790238">
            <text:p>3,05</text:p>
          </table:table-cell>
          <table:table-cell table:formula="of:=([.B54]-[.B208])^2/[.B208]" office:value-type="float" office:value="3.42750430992653">
            <text:p>3,43</text:p>
          </table:table-cell>
          <table:table-cell table:number-columns-repeated="12"/>
        </table:table-row>
        <table:table-row table:style-name="ro1">
          <table:table-cell table:formula="of:=[.A$123]*[.$C55]/[.$C$123]" office:value-type="float" office:value="580.825477511855">
            <text:p>580,83</text:p>
          </table:table-cell>
          <table:table-cell table:formula="of:=[.B$123]*[.$C55]/[.$C$123]" office:value-type="float" office:value="517.174522488145">
            <text:p>517,17</text:p>
          </table:table-cell>
          <table:table-cell/>
          <table:table-cell table:formula="of:=([.A55]-[.A209])^2/[.A209]" office:value-type="float" office:value="51.4244757395152">
            <text:p>51,42</text:p>
          </table:table-cell>
          <table:table-cell table:formula="of:=([.B55]-[.B209])^2/[.B209]" office:value-type="float" office:value="57.7535133275739">
            <text:p>57,75</text:p>
          </table:table-cell>
          <table:table-cell table:number-columns-repeated="12"/>
        </table:table-row>
        <table:table-row table:style-name="ro1">
          <table:table-cell table:formula="of:=[.A$123]*[.$C56]/[.$C$123]" office:value-type="float" office:value="296.23157323009">
            <text:p>296,23</text:p>
          </table:table-cell>
          <table:table-cell table:formula="of:=[.B$123]*[.$C56]/[.$C$123]" office:value-type="float" office:value="263.76842676991">
            <text:p>263,77</text:p>
          </table:table-cell>
          <table:table-cell/>
          <table:table-cell table:formula="of:=([.A56]-[.A210])^2/[.A210]" office:value-type="float" office:value="43.6930297083729">
            <text:p>43,69</text:p>
          </table:table-cell>
          <table:table-cell table:formula="of:=([.B56]-[.B210])^2/[.B210]" office:value-type="float" office:value="49.0705240509737">
            <text:p>49,07</text:p>
          </table:table-cell>
          <table:table-cell table:number-columns-repeated="12"/>
        </table:table-row>
        <table:table-row table:style-name="ro1">
          <table:table-cell table:formula="of:=[.A$123]*[.$C57]/[.$C$123]" office:value-type="float" office:value="395.680744243049">
            <text:p>395,68</text:p>
          </table:table-cell>
          <table:table-cell table:formula="of:=[.B$123]*[.$C57]/[.$C$123]" office:value-type="float" office:value="352.319255756951">
            <text:p>352,32</text:p>
          </table:table-cell>
          <table:table-cell/>
          <table:table-cell table:formula="of:=([.A57]-[.A211])^2/[.A211]" office:value-type="float" office:value="56.6222277002973">
            <text:p>56,62</text:p>
          </table:table-cell>
          <table:table-cell table:formula="of:=([.B57]-[.B211])^2/[.B211]" office:value-type="float" office:value="63.5909756025617">
            <text:p>63,59</text:p>
          </table:table-cell>
          <table:table-cell table:number-columns-repeated="12"/>
        </table:table-row>
        <table:table-row table:style-name="ro1">
          <table:table-cell table:formula="of:=[.A$123]*[.$C58]/[.$C$123]" office:value-type="float" office:value="551.731305141043">
            <text:p>551,73</text:p>
          </table:table-cell>
          <table:table-cell table:formula="of:=[.B$123]*[.$C58]/[.$C$123]" office:value-type="float" office:value="491.268694858957">
            <text:p>491,27</text:p>
          </table:table-cell>
          <table:table-cell/>
          <table:table-cell table:formula="of:=([.A58]-[.A212])^2/[.A212]" office:value-type="float" office:value="4.58002230302482">
            <text:p>4,58</text:p>
          </table:table-cell>
          <table:table-cell table:formula="of:=([.B58]-[.B212])^2/[.B212]" office:value-type="float" office:value="5.14370589713322">
            <text:p>5,14</text:p>
          </table:table-cell>
          <table:table-cell table:number-columns-repeated="12"/>
        </table:table-row>
        <table:table-row table:style-name="ro1">
          <table:table-cell table:formula="of:=[.A$123]*[.$C59]/[.$C$123]" office:value-type="float" office:value="640.071792157873">
            <text:p>640,07</text:p>
          </table:table-cell>
          <table:table-cell table:formula="of:=[.B$123]*[.$C59]/[.$C$123]" office:value-type="float" office:value="569.928207842127">
            <text:p>569,93</text:p>
          </table:table-cell>
          <table:table-cell/>
          <table:table-cell table:formula="of:=([.A59]-[.A213])^2/[.A213]" office:value-type="float" office:value="97.5892233347641">
            <text:p>97,59</text:p>
          </table:table-cell>
          <table:table-cell table:formula="of:=([.B59]-[.B213])^2/[.B213]" office:value-type="float" office:value="109.599960513764">
            <text:p>109,6</text:p>
          </table:table-cell>
          <table:table-cell table:number-columns-repeated="12"/>
        </table:table-row>
        <table:table-row table:style-name="ro1">
          <table:table-cell table:formula="of:=[.A$123]*[.$C60]/[.$C$123]" office:value-type="float" office:value="1065.90467867613">
            <text:p>1065,9</text:p>
          </table:table-cell>
          <table:table-cell table:formula="of:=[.B$123]*[.$C60]/[.$C$123]" office:value-type="float" office:value="949.095321323872">
            <text:p>949,1</text:p>
          </table:table-cell>
          <table:table-cell/>
          <table:table-cell table:formula="of:=([.A60]-[.A214])^2/[.A214]" office:value-type="float" office:value="147.935080286125">
            <text:p>147,94</text:p>
          </table:table-cell>
          <table:table-cell table:formula="of:=([.B60]-[.B214])^2/[.B214]" office:value-type="float" office:value="166.142104670117">
            <text:p>166,14</text:p>
          </table:table-cell>
          <table:table-cell table:number-columns-repeated="12"/>
        </table:table-row>
        <table:table-row table:style-name="ro1">
          <table:table-cell table:formula="of:=[.A$123]*[.$C61]/[.$C$123]" office:value-type="float" office:value="1123.03505351336">
            <text:p>1123,04</text:p>
          </table:table-cell>
          <table:table-cell table:formula="of:=[.B$123]*[.$C61]/[.$C$123]" office:value-type="float" office:value="999.964946486641">
            <text:p>999,96</text:p>
          </table:table-cell>
          <table:table-cell/>
          <table:table-cell table:formula="of:=([.A61]-[.A215])^2/[.A215]" office:value-type="float" office:value="1.2167093667161">
            <text:p>1,22</text:p>
          </table:table-cell>
          <table:table-cell table:formula="of:=([.B61]-[.B215])^2/[.B215]" office:value-type="float" office:value="1.3664551678147">
            <text:p>1,37</text:p>
          </table:table-cell>
          <table:table-cell table:number-columns-repeated="12"/>
        </table:table-row>
        <table:table-row table:style-name="ro1">
          <table:table-cell table:formula="of:=[.A$123]*[.$C62]/[.$C$123]" office:value-type="float" office:value="1194.9770070121">
            <text:p>1194,98</text:p>
          </table:table-cell>
          <table:table-cell table:formula="of:=[.B$123]*[.$C62]/[.$C$123]" office:value-type="float" office:value="1064.0229929879">
            <text:p>1064,02</text:p>
          </table:table-cell>
          <table:table-cell/>
          <table:table-cell table:formula="of:=([.A62]-[.A216])^2/[.A216]" office:value-type="float" office:value="40.1270730052548">
            <text:p>40,13</text:p>
          </table:table-cell>
          <table:table-cell table:formula="of:=([.B62]-[.B216])^2/[.B216]" office:value-type="float" office:value="45.0656892905324">
            <text:p>45,07</text:p>
          </table:table-cell>
          <table:table-cell table:number-columns-repeated="12"/>
        </table:table-row>
        <table:table-row table:style-name="ro1">
          <table:table-cell table:formula="of:=[.A$123]*[.$C63]/[.$C$123]" office:value-type="float" office:value="827.861450187662">
            <text:p>827,86</text:p>
          </table:table-cell>
          <table:table-cell table:formula="of:=[.B$123]*[.$C63]/[.$C$123]" office:value-type="float" office:value="737.138549812338">
            <text:p>737,14</text:p>
          </table:table-cell>
          <table:table-cell/>
          <table:table-cell table:formula="of:=([.A63]-[.A217])^2/[.A217]" office:value-type="float" office:value="184.538938500122">
            <text:p>184,54</text:p>
          </table:table-cell>
          <table:table-cell table:formula="of:=([.B63]-[.B217])^2/[.B217]" office:value-type="float" office:value="207.250961548132">
            <text:p>207,25</text:p>
          </table:table-cell>
          <table:table-cell table:number-columns-repeated="12"/>
        </table:table-row>
        <table:table-row table:style-name="ro1">
          <table:table-cell table:formula="of:=[.A$123]*[.$C64]/[.$C$123]" office:value-type="float" office:value="306.811272274022">
            <text:p>306,81</text:p>
          </table:table-cell>
          <table:table-cell table:formula="of:=[.B$123]*[.$C64]/[.$C$123]" office:value-type="float" office:value="273.188727725978">
            <text:p>273,19</text:p>
          </table:table-cell>
          <table:table-cell/>
          <table:table-cell table:formula="of:=([.A64]-[.A218])^2/[.A218]" office:value-type="float" office:value="233.768717248995">
            <text:p>233,77</text:p>
          </table:table-cell>
          <table:table-cell table:formula="of:=([.B64]-[.B218])^2/[.B218]" office:value-type="float" office:value="262.539666823193">
            <text:p>262,54</text:p>
          </table:table-cell>
          <table:table-cell table:number-columns-repeated="12"/>
        </table:table-row>
        <table:table-row table:style-name="ro1">
          <table:table-cell table:formula="of:=[.A$123]*[.$C65]/[.$C$123]" office:value-type="float" office:value="459.15893850664">
            <text:p>459,16</text:p>
          </table:table-cell>
          <table:table-cell table:formula="of:=[.B$123]*[.$C65]/[.$C$123]" office:value-type="float" office:value="408.84106149336">
            <text:p>408,84</text:p>
          </table:table-cell>
          <table:table-cell/>
          <table:table-cell table:formula="of:=([.A65]-[.A219])^2/[.A219]" office:value-type="float" office:value="13.6469902249487">
            <text:p>13,65</text:p>
          </table:table-cell>
          <table:table-cell table:formula="of:=([.B65]-[.B219])^2/[.B219]" office:value-type="float" office:value="15.3265856482464">
            <text:p>15,33</text:p>
          </table:table-cell>
          <table:table-cell table:number-columns-repeated="12"/>
        </table:table-row>
        <table:table-row table:style-name="ro1">
          <table:table-cell table:formula="of:=[.A$123]*[.$C66]/[.$C$123]" office:value-type="float" office:value="395.151759290852">
            <text:p>395,15</text:p>
          </table:table-cell>
          <table:table-cell table:formula="of:=[.B$123]*[.$C66]/[.$C$123]" office:value-type="float" office:value="351.848240709148">
            <text:p>351,85</text:p>
          </table:table-cell>
          <table:table-cell/>
          <table:table-cell table:formula="of:=([.A66]-[.A220])^2/[.A220]" office:value-type="float" office:value="1.56252642642364">
            <text:p>1,56</text:p>
          </table:table-cell>
          <table:table-cell table:formula="of:=([.B66]-[.B220])^2/[.B220]" office:value-type="float" office:value="1.75483346199291">
            <text:p>1,75</text:p>
          </table:table-cell>
          <table:table-cell table:number-columns-repeated="12"/>
        </table:table-row>
        <table:table-row table:style-name="ro1">
          <table:table-cell table:formula="of:=[.A$123]*[.$C67]/[.$C$123]" office:value-type="float" office:value="446.463299653921">
            <text:p>446,46</text:p>
          </table:table-cell>
          <table:table-cell table:formula="of:=[.B$123]*[.$C67]/[.$C$123]" office:value-type="float" office:value="397.536700346079">
            <text:p>397,54</text:p>
          </table:table-cell>
          <table:table-cell/>
          <table:table-cell table:formula="of:=([.A67]-[.A221])^2/[.A221]" office:value-type="float" office:value="103.982642097887">
            <text:p>103,98</text:p>
          </table:table-cell>
          <table:table-cell table:formula="of:=([.B67]-[.B221])^2/[.B221]" office:value-type="float" office:value="116.78024559076">
            <text:p>116,78</text:p>
          </table:table-cell>
          <table:table-cell table:number-columns-repeated="12"/>
        </table:table-row>
        <table:table-row table:style-name="ro1">
          <table:table-cell table:formula="of:=[.A$123]*[.$C68]/[.$C$123]" office:value-type="float" office:value="604.100815408505">
            <text:p>604,1</text:p>
          </table:table-cell>
          <table:table-cell table:formula="of:=[.B$123]*[.$C68]/[.$C$123]" office:value-type="float" office:value="537.899184591495">
            <text:p>537,9</text:p>
          </table:table-cell>
          <table:table-cell/>
          <table:table-cell table:formula="of:=([.A68]-[.A222])^2/[.A222]" office:value-type="float" office:value="14.348204155075">
            <text:p>14,35</text:p>
          </table:table-cell>
          <table:table-cell table:formula="of:=([.B68]-[.B222])^2/[.B222]" office:value-type="float" office:value="16.1141010769727">
            <text:p>16,11</text:p>
          </table:table-cell>
          <table:table-cell table:number-columns-repeated="12"/>
        </table:table-row>
        <table:table-row table:style-name="ro1">
          <table:table-cell table:formula="of:=[.A$123]*[.$C69]/[.$C$123]" office:value-type="float" office:value="487.724125925255">
            <text:p>487,72</text:p>
          </table:table-cell>
          <table:table-cell table:formula="of:=[.B$123]*[.$C69]/[.$C$123]" office:value-type="float" office:value="434.275874074745">
            <text:p>434,28</text:p>
          </table:table-cell>
          <table:table-cell/>
          <table:table-cell table:formula="of:=([.A69]-[.A223])^2/[.A223]" office:value-type="float" office:value="75.014661072281">
            <text:p>75,01</text:p>
          </table:table-cell>
          <table:table-cell table:formula="of:=([.B69]-[.B223])^2/[.B223]" office:value-type="float" office:value="84.2470470665855">
            <text:p>84,25</text:p>
          </table:table-cell>
          <table:table-cell table:number-columns-repeated="12"/>
        </table:table-row>
        <table:table-row table:style-name="ro1">
          <table:table-cell table:formula="of:=[.A$123]*[.$C70]/[.$C$123]" office:value-type="float" office:value="1097.11479085573">
            <text:p>1097,11</text:p>
          </table:table-cell>
          <table:table-cell table:formula="of:=[.B$123]*[.$C70]/[.$C$123]" office:value-type="float" office:value="976.885209144274">
            <text:p>976,89</text:p>
          </table:table-cell>
          <table:table-cell/>
          <table:table-cell table:formula="of:=([.A70]-[.A224])^2/[.A224]" office:value-type="float" office:value="40.5359327998271">
            <text:p>40,54</text:p>
          </table:table-cell>
          <table:table-cell table:formula="of:=([.B70]-[.B224])^2/[.B224]" office:value-type="float" office:value="45.5248692676808">
            <text:p>45,52</text:p>
          </table:table-cell>
          <table:table-cell table:number-columns-repeated="12"/>
        </table:table-row>
        <table:table-row table:style-name="ro1">
          <table:table-cell table:formula="of:=[.A$123]*[.$C71]/[.$C$123]" office:value-type="float" office:value="1012.47719850427">
            <text:p>1012,48</text:p>
          </table:table-cell>
          <table:table-cell table:formula="of:=[.B$123]*[.$C71]/[.$C$123]" office:value-type="float" office:value="901.522801495728">
            <text:p>901,52</text:p>
          </table:table-cell>
          <table:table-cell/>
          <table:table-cell table:formula="of:=([.A71]-[.A225])^2/[.A225]" office:value-type="float" office:value="27.0452542193292">
            <text:p>27,05</text:p>
          </table:table-cell>
          <table:table-cell table:formula="of:=([.B71]-[.B225])^2/[.B225]" office:value-type="float" office:value="30.3738332290556">
            <text:p>30,37</text:p>
          </table:table-cell>
          <table:table-cell table:number-columns-repeated="12"/>
        </table:table-row>
        <table:table-row table:style-name="ro1">
          <table:table-cell table:formula="of:=[.A$123]*[.$C72]/[.$C$123]" office:value-type="float" office:value="882.875885216108">
            <text:p>882,88</text:p>
          </table:table-cell>
          <table:table-cell table:formula="of:=[.B$123]*[.$C72]/[.$C$123]" office:value-type="float" office:value="786.124114783892">
            <text:p>786,12</text:p>
          </table:table-cell>
          <table:table-cell/>
          <table:table-cell table:formula="of:=([.A72]-[.A226])^2/[.A226]" office:value-type="float" office:value="24.7682350312409">
            <text:p>24,77</text:p>
          </table:table-cell>
          <table:table-cell table:formula="of:=([.B72]-[.B226])^2/[.B226]" office:value-type="float" office:value="27.816571222292">
            <text:p>27,82</text:p>
          </table:table-cell>
          <table:table-cell table:number-columns-repeated="12"/>
        </table:table-row>
        <table:table-row table:style-name="ro1">
          <table:table-cell table:formula="of:=[.A$123]*[.$C73]/[.$C$123]" office:value-type="float" office:value="415.782172426519">
            <text:p>415,78</text:p>
          </table:table-cell>
          <table:table-cell table:formula="of:=[.B$123]*[.$C73]/[.$C$123]" office:value-type="float" office:value="370.217827573481">
            <text:p>370,22</text:p>
          </table:table-cell>
          <table:table-cell/>
          <table:table-cell table:formula="of:=([.A73]-[.A227])^2/[.A227]" office:value-type="float" office:value="0.486183954760481">
            <text:p>0,49</text:p>
          </table:table-cell>
          <table:table-cell table:formula="of:=([.B73]-[.B227])^2/[.B227]" office:value-type="float" office:value="0.546020763597905">
            <text:p>0,55</text:p>
          </table:table-cell>
          <table:table-cell table:number-columns-repeated="12"/>
        </table:table-row>
        <table:table-row table:style-name="ro1">
          <table:table-cell table:formula="of:=[.A$123]*[.$C74]/[.$C$123]" office:value-type="float" office:value="241.217138201645">
            <text:p>241,22</text:p>
          </table:table-cell>
          <table:table-cell table:formula="of:=[.B$123]*[.$C74]/[.$C$123]" office:value-type="float" office:value="214.782861798355">
            <text:p>214,78</text:p>
          </table:table-cell>
          <table:table-cell/>
          <table:table-cell table:formula="of:=([.A74]-[.A228])^2/[.A228]" office:value-type="float" office:value="11.3036310035747">
            <text:p>11,3</text:p>
          </table:table-cell>
          <table:table-cell table:formula="of:=([.B74]-[.B228])^2/[.B228]" office:value-type="float" office:value="12.6948188469968">
            <text:p>12,69</text:p>
          </table:table-cell>
          <table:table-cell table:number-columns-repeated="12"/>
        </table:table-row>
        <table:table-row table:style-name="ro1">
          <table:table-cell table:formula="of:=[.A$123]*[.$C75]/[.$C$123]" office:value-type="float" office:value="377.166270916168">
            <text:p>377,17</text:p>
          </table:table-cell>
          <table:table-cell table:formula="of:=[.B$123]*[.$C75]/[.$C$123]" office:value-type="float" office:value="335.833729083832">
            <text:p>335,83</text:p>
          </table:table-cell>
          <table:table-cell/>
          <table:table-cell table:formula="of:=([.A75]-[.A229])^2/[.A229]" office:value-type="float" office:value="13.8081558706063">
            <text:p>13,81</text:p>
          </table:table-cell>
          <table:table-cell table:formula="of:=([.B75]-[.B229])^2/[.B229]" office:value-type="float" office:value="15.5075866624634">
            <text:p>15,51</text:p>
          </table:table-cell>
          <table:table-cell table:number-columns-repeated="12"/>
        </table:table-row>
        <table:table-row table:style-name="ro1">
          <table:table-cell table:formula="of:=[.A$123]*[.$C76]/[.$C$123]" office:value-type="float" office:value="362.354692254664">
            <text:p>362,35</text:p>
          </table:table-cell>
          <table:table-cell table:formula="of:=[.B$123]*[.$C76]/[.$C$123]" office:value-type="float" office:value="322.645307745336">
            <text:p>322,65</text:p>
          </table:table-cell>
          <table:table-cell/>
          <table:table-cell table:formula="of:=([.A76]-[.A230])^2/[.A230]" office:value-type="float" office:value="16.2120246403452">
            <text:p>16,21</text:p>
          </table:table-cell>
          <table:table-cell table:formula="of:=([.B76]-[.B230])^2/[.B230]" office:value-type="float" office:value="18.2073101897209">
            <text:p>18,21</text:p>
          </table:table-cell>
          <table:table-cell table:number-columns-repeated="12"/>
        </table:table-row>
        <table:table-row table:style-name="ro1">
          <table:table-cell table:formula="of:=[.A$123]*[.$C77]/[.$C$123]" office:value-type="float" office:value="387.7459699601">
            <text:p>387,75</text:p>
          </table:table-cell>
          <table:table-cell table:formula="of:=[.B$123]*[.$C77]/[.$C$123]" office:value-type="float" office:value="345.2540300399">
            <text:p>345,25</text:p>
          </table:table-cell>
          <table:table-cell/>
          <table:table-cell table:formula="of:=([.A77]-[.A231])^2/[.A231]" office:value-type="float" office:value="23.6425171989375">
            <text:p>23,64</text:p>
          </table:table-cell>
          <table:table-cell table:formula="of:=([.B77]-[.B231])^2/[.B231]" office:value-type="float" office:value="26.5523063193236">
            <text:p>26,55</text:p>
          </table:table-cell>
          <table:table-cell table:number-columns-repeated="12"/>
        </table:table-row>
        <table:table-row table:style-name="ro1">
          <table:table-cell table:formula="of:=[.A$123]*[.$C78]/[.$C$123]" office:value-type="float" office:value="632.137017874924">
            <text:p>632,14</text:p>
          </table:table-cell>
          <table:table-cell table:formula="of:=[.B$123]*[.$C78]/[.$C$123]" office:value-type="float" office:value="562.862982125076">
            <text:p>562,86</text:p>
          </table:table-cell>
          <table:table-cell/>
          <table:table-cell table:formula="of:=([.A78]-[.A232])^2/[.A232]" office:value-type="float" office:value="5.72100797236418">
            <text:p>5,72</text:p>
          </table:table-cell>
          <table:table-cell table:formula="of:=([.B78]-[.B232])^2/[.B232]" office:value-type="float" office:value="6.4251177173441">
            <text:p>6,43</text:p>
          </table:table-cell>
          <table:table-cell table:number-columns-repeated="12"/>
        </table:table-row>
        <table:table-row table:style-name="ro1">
          <table:table-cell table:formula="of:=[.A$123]*[.$C79]/[.$C$123]" office:value-type="float" office:value="522.63713277023">
            <text:p>522,64</text:p>
          </table:table-cell>
          <table:table-cell table:formula="of:=[.B$123]*[.$C79]/[.$C$123]" office:value-type="float" office:value="465.36286722977">
            <text:p>465,36</text:p>
          </table:table-cell>
          <table:table-cell/>
          <table:table-cell table:formula="of:=([.A79]-[.A233])^2/[.A233]" office:value-type="float" office:value="92.9130178644878">
            <text:p>92,91</text:p>
          </table:table-cell>
          <table:table-cell table:formula="of:=([.B79]-[.B233])^2/[.B233]" office:value-type="float" office:value="104.348233761739">
            <text:p>104,35</text:p>
          </table:table-cell>
          <table:table-cell table:number-columns-repeated="12"/>
        </table:table-row>
        <table:table-row table:style-name="ro1">
          <table:table-cell table:formula="of:=[.A$123]*[.$C80]/[.$C$123]" office:value-type="float" office:value="727.35430927031">
            <text:p>727,35</text:p>
          </table:table-cell>
          <table:table-cell table:formula="of:=[.B$123]*[.$C80]/[.$C$123]" office:value-type="float" office:value="647.64569072969">
            <text:p>647,65</text:p>
          </table:table-cell>
          <table:table-cell/>
          <table:table-cell table:formula="of:=([.A80]-[.A234])^2/[.A234]" office:value-type="float" office:value="100.706201883969">
            <text:p>100,71</text:p>
          </table:table-cell>
          <table:table-cell table:formula="of:=([.B80]-[.B234])^2/[.B234]" office:value-type="float" office:value="113.10055939386">
            <text:p>113,1</text:p>
          </table:table-cell>
          <table:table-cell table:number-columns-repeated="12"/>
        </table:table-row>
        <table:table-row table:style-name="ro1">
          <table:table-cell table:formula="of:=[.A$123]*[.$C81]/[.$C$123]" office:value-type="float" office:value="696.673182042908">
            <text:p>696,67</text:p>
          </table:table-cell>
          <table:table-cell table:formula="of:=[.B$123]*[.$C81]/[.$C$123]" office:value-type="float" office:value="620.326817957092">
            <text:p>620,33</text:p>
          </table:table-cell>
          <table:table-cell/>
          <table:table-cell table:formula="of:=([.A81]-[.A235])^2/[.A235]" office:value-type="float" office:value="88.5152609662196">
            <text:p>88,52</text:p>
          </table:table-cell>
          <table:table-cell table:formula="of:=([.B81]-[.B235])^2/[.B235]" office:value-type="float" office:value="99.4092254785607">
            <text:p>99,41</text:p>
          </table:table-cell>
          <table:table-cell table:number-columns-repeated="12"/>
        </table:table-row>
        <table:table-row table:style-name="ro1">
          <table:table-cell table:formula="of:=[.A$123]*[.$C82]/[.$C$123]" office:value-type="float" office:value="986.556935846639">
            <text:p>986,56</text:p>
          </table:table-cell>
          <table:table-cell table:formula="of:=[.B$123]*[.$C82]/[.$C$123]" office:value-type="float" office:value="878.443064153361">
            <text:p>878,44</text:p>
          </table:table-cell>
          <table:table-cell/>
          <table:table-cell table:formula="of:=([.A82]-[.A236])^2/[.A236]" office:value-type="float" office:value="140.603984418703">
            <text:p>140,6</text:p>
          </table:table-cell>
          <table:table-cell table:formula="of:=([.B82]-[.B236])^2/[.B236]" office:value-type="float" office:value="157.908738421922">
            <text:p>157,91</text:p>
          </table:table-cell>
          <table:table-cell table:number-columns-repeated="12"/>
        </table:table-row>
        <table:table-row table:style-name="ro1">
          <table:table-cell table:formula="of:=[.A$123]*[.$C83]/[.$C$123]" office:value-type="float" office:value="595.108071221163">
            <text:p>595,11</text:p>
          </table:table-cell>
          <table:table-cell table:formula="of:=[.B$123]*[.$C83]/[.$C$123]" office:value-type="float" office:value="529.891928778837">
            <text:p>529,89</text:p>
          </table:table-cell>
          <table:table-cell/>
          <table:table-cell table:formula="of:=([.A83]-[.A237])^2/[.A237]" office:value-type="float" office:value="14.4997368537549">
            <text:p>14,5</text:p>
          </table:table-cell>
          <table:table-cell table:formula="of:=([.B83]-[.B237])^2/[.B237]" office:value-type="float" office:value="16.2842835748381">
            <text:p>16,28</text:p>
          </table:table-cell>
          <table:table-cell table:number-columns-repeated="12"/>
        </table:table-row>
        <table:table-row table:style-name="ro1">
          <table:table-cell table:formula="of:=[.A$123]*[.$C84]/[.$C$123]" office:value-type="float" office:value="287.238829042748">
            <text:p>287,24</text:p>
          </table:table-cell>
          <table:table-cell table:formula="of:=[.B$123]*[.$C84]/[.$C$123]" office:value-type="float" office:value="255.761170957252">
            <text:p>255,76</text:p>
          </table:table-cell>
          <table:table-cell/>
          <table:table-cell table:formula="of:=([.A84]-[.A238])^2/[.A238]" office:value-type="float" office:value="5.09056540661116">
            <text:p>5,09</text:p>
          </table:table-cell>
          <table:table-cell table:formula="of:=([.B84]-[.B238])^2/[.B238]" office:value-type="float" office:value="5.7170837977001">
            <text:p>5,72</text:p>
          </table:table-cell>
          <table:table-cell table:number-columns-repeated="12"/>
        </table:table-row>
        <table:table-row table:style-name="ro1">
          <table:table-cell table:formula="of:=[.A$123]*[.$C85]/[.$C$123]" office:value-type="float" office:value="351.774993210732">
            <text:p>351,77</text:p>
          </table:table-cell>
          <table:table-cell table:formula="of:=[.B$123]*[.$C85]/[.$C$123]" office:value-type="float" office:value="313.225006789268">
            <text:p>313,23</text:p>
          </table:table-cell>
          <table:table-cell/>
          <table:table-cell table:formula="of:=([.A85]-[.A239])^2/[.A239]" office:value-type="float" office:value="61.6166670241834">
            <text:p>61,62</text:p>
          </table:table-cell>
          <table:table-cell table:formula="of:=([.B85]-[.B239])^2/[.B239]" office:value-type="float" office:value="69.2001026555415">
            <text:p>69,2</text:p>
          </table:table-cell>
          <table:table-cell table:number-columns-repeated="12"/>
        </table:table-row>
        <table:table-row table:style-name="ro1">
          <table:table-cell table:formula="of:=[.A$123]*[.$C86]/[.$C$123]" office:value-type="float" office:value="434.825630705597">
            <text:p>434,83</text:p>
          </table:table-cell>
          <table:table-cell table:formula="of:=[.B$123]*[.$C86]/[.$C$123]" office:value-type="float" office:value="387.174369294404">
            <text:p>387,17</text:p>
          </table:table-cell>
          <table:table-cell/>
          <table:table-cell table:formula="of:=([.A86]-[.A240])^2/[.A240]" office:value-type="float" office:value="11.6501661510519">
            <text:p>11,65</text:p>
          </table:table-cell>
          <table:table-cell table:formula="of:=([.B86]-[.B240])^2/[.B240]" office:value-type="float" office:value="13.0840036071813">
            <text:p>13,08</text:p>
          </table:table-cell>
          <table:table-cell table:number-columns-repeated="12"/>
        </table:table-row>
        <table:table-row table:style-name="ro1">
          <table:table-cell table:formula="of:=[.A$123]*[.$C87]/[.$C$123]" office:value-type="float" office:value="259.202626576329">
            <text:p>259,2</text:p>
          </table:table-cell>
          <table:table-cell table:formula="of:=[.B$123]*[.$C87]/[.$C$123]" office:value-type="float" office:value="230.797373423671">
            <text:p>230,8</text:p>
          </table:table-cell>
          <table:table-cell/>
          <table:table-cell table:formula="of:=([.A87]-[.A241])^2/[.A241]" office:value-type="float" office:value="8.96400333417449">
            <text:p>8,96</text:p>
          </table:table-cell>
          <table:table-cell table:formula="of:=([.B87]-[.B241])^2/[.B241]" office:value-type="float" office:value="10.0672428563205">
            <text:p>10,07</text:p>
          </table:table-cell>
          <table:table-cell table:number-columns-repeated="12"/>
        </table:table-row>
        <table:table-row table:style-name="ro1">
          <table:table-cell table:formula="of:=[.A$123]*[.$C88]/[.$C$123]" office:value-type="float" office:value="777.07889477679">
            <text:p>777,08</text:p>
          </table:table-cell>
          <table:table-cell table:formula="of:=[.B$123]*[.$C88]/[.$C$123]" office:value-type="float" office:value="691.92110522321">
            <text:p>691,92</text:p>
          </table:table-cell>
          <table:table-cell/>
          <table:table-cell table:formula="of:=([.A88]-[.A242])^2/[.A242]" office:value-type="float" office:value="16.7473268428324">
            <text:p>16,75</text:p>
          </table:table-cell>
          <table:table-cell table:formula="of:=([.B88]-[.B242])^2/[.B242]" office:value-type="float" office:value="18.8084944009558">
            <text:p>18,81</text:p>
          </table:table-cell>
          <table:table-cell table:number-columns-repeated="12"/>
        </table:table-row>
        <table:table-row table:style-name="ro1">
          <table:table-cell table:formula="of:=[.A$123]*[.$C89]/[.$C$123]" office:value-type="float" office:value="698.789121851695">
            <text:p>698,79</text:p>
          </table:table-cell>
          <table:table-cell table:formula="of:=[.B$123]*[.$C89]/[.$C$123]" office:value-type="float" office:value="622.210878148306">
            <text:p>622,21</text:p>
          </table:table-cell>
          <table:table-cell/>
          <table:table-cell table:formula="of:=([.A89]-[.A243])^2/[.A243]" office:value-type="float" office:value="126.410534061568">
            <text:p>126,41</text:p>
          </table:table-cell>
          <table:table-cell table:formula="of:=([.B89]-[.B243])^2/[.B243]" office:value-type="float" office:value="141.968437377002">
            <text:p>141,97</text:p>
          </table:table-cell>
          <table:table-cell table:number-columns-repeated="12"/>
        </table:table-row>
        <table:table-row table:style-name="ro1">
          <table:table-cell table:formula="of:=[.A$123]*[.$C90]/[.$C$123]" office:value-type="float" office:value="884.462840072697">
            <text:p>884,46</text:p>
          </table:table-cell>
          <table:table-cell table:formula="of:=[.B$123]*[.$C90]/[.$C$123]" office:value-type="float" office:value="787.537159927303">
            <text:p>787,54</text:p>
          </table:table-cell>
          <table:table-cell/>
          <table:table-cell table:formula="of:=([.A90]-[.A244])^2/[.A244]" office:value-type="float" office:value="168.928494488682">
            <text:p>168,93</text:p>
          </table:table-cell>
          <table:table-cell table:formula="of:=([.B90]-[.B244])^2/[.B244]" office:value-type="float" office:value="189.719271175035">
            <text:p>189,72</text:p>
          </table:table-cell>
          <table:table-cell table:number-columns-repeated="12"/>
        </table:table-row>
        <table:table-row table:style-name="ro1">
          <table:table-cell table:formula="of:=[.A$123]*[.$C91]/[.$C$123]" office:value-type="float" office:value="1013.00618345647">
            <text:p>1013,01</text:p>
          </table:table-cell>
          <table:table-cell table:formula="of:=[.B$123]*[.$C91]/[.$C$123]" office:value-type="float" office:value="901.993816543531">
            <text:p>901,99</text:p>
          </table:table-cell>
          <table:table-cell/>
          <table:table-cell table:formula="of:=([.A91]-[.A245])^2/[.A245]" office:value-type="float" office:value="12.8277501385249">
            <text:p>12,83</text:p>
          </table:table-cell>
          <table:table-cell table:formula="of:=([.B91]-[.B245])^2/[.B245]" office:value-type="float" office:value="14.4065180623477">
            <text:p>14,41</text:p>
          </table:table-cell>
          <table:table-cell table:number-columns-repeated="12"/>
        </table:table-row>
        <table:table-row table:style-name="ro1">
          <table:table-cell table:formula="of:=[.A$123]*[.$C92]/[.$C$123]" office:value-type="float" office:value="731.586188887883">
            <text:p>731,59</text:p>
          </table:table-cell>
          <table:table-cell table:formula="of:=[.B$123]*[.$C92]/[.$C$123]" office:value-type="float" office:value="651.413811112117">
            <text:p>651,41</text:p>
          </table:table-cell>
          <table:table-cell/>
          <table:table-cell table:formula="of:=([.A92]-[.A246])^2/[.A246]" office:value-type="float" office:value="9.28398644642071">
            <text:p>9,28</text:p>
          </table:table-cell>
          <table:table-cell table:formula="of:=([.B92]-[.B246])^2/[.B246]" office:value-type="float" office:value="10.4266077049059">
            <text:p>10,43</text:p>
          </table:table-cell>
          <table:table-cell table:number-columns-repeated="12"/>
        </table:table-row>
        <table:table-row table:style-name="ro1">
          <table:table-cell table:formula="of:=[.A$123]*[.$C93]/[.$C$123]" office:value-type="float" office:value="488.253110877452">
            <text:p>488,25</text:p>
          </table:table-cell>
          <table:table-cell table:formula="of:=[.B$123]*[.$C93]/[.$C$123]" office:value-type="float" office:value="434.746889122548">
            <text:p>434,75</text:p>
          </table:table-cell>
          <table:table-cell/>
          <table:table-cell table:formula="of:=([.A93]-[.A247])^2/[.A247]" office:value-type="float" office:value="14.5387433984213">
            <text:p>14,54</text:p>
          </table:table-cell>
          <table:table-cell table:formula="of:=([.B93]-[.B247])^2/[.B247]" office:value-type="float" office:value="16.328090827413">
            <text:p>16,33</text:p>
          </table:table-cell>
          <table:table-cell table:number-columns-repeated="12"/>
        </table:table-row>
        <table:table-row table:style-name="ro1">
          <table:table-cell table:formula="of:=[.A$123]*[.$C94]/[.$C$123]" office:value-type="float" office:value="419.485067091895">
            <text:p>419,49</text:p>
          </table:table-cell>
          <table:table-cell table:formula="of:=[.B$123]*[.$C94]/[.$C$123]" office:value-type="float" office:value="373.514932908105">
            <text:p>373,51</text:p>
          </table:table-cell>
          <table:table-cell/>
          <table:table-cell table:formula="of:=([.A94]-[.A248])^2/[.A248]" office:value-type="float" office:value="0.650185263685319">
            <text:p>0,65</text:p>
          </table:table-cell>
          <table:table-cell table:formula="of:=([.B94]-[.B248])^2/[.B248]" office:value-type="float" office:value="0.730206438697593">
            <text:p>0,73</text:p>
          </table:table-cell>
          <table:table-cell table:number-columns-repeated="12"/>
        </table:table-row>
        <table:table-row table:style-name="ro1">
          <table:table-cell table:formula="of:=[.A$123]*[.$C95]/[.$C$123]" office:value-type="float" office:value="372.405406346399">
            <text:p>372,41</text:p>
          </table:table-cell>
          <table:table-cell table:formula="of:=[.B$123]*[.$C95]/[.$C$123]" office:value-type="float" office:value="331.594593653601">
            <text:p>331,59</text:p>
          </table:table-cell>
          <table:table-cell/>
          <table:table-cell table:formula="of:=([.A95]-[.A249])^2/[.A249]" office:value-type="float" office:value="1.34799931738989">
            <text:p>1,35</text:p>
          </table:table-cell>
          <table:table-cell table:formula="of:=([.B95]-[.B249])^2/[.B249]" office:value-type="float" office:value="1.51390355317935">
            <text:p>1,51</text:p>
          </table:table-cell>
          <table:table-cell table:number-columns-repeated="12"/>
        </table:table-row>
        <table:table-row table:style-name="ro1">
          <table:table-cell table:formula="of:=[.A$123]*[.$C96]/[.$C$123]" office:value-type="float" office:value="375.579316059578">
            <text:p>375,58</text:p>
          </table:table-cell>
          <table:table-cell table:formula="of:=[.B$123]*[.$C96]/[.$C$123]" office:value-type="float" office:value="334.420683940422">
            <text:p>334,42</text:p>
          </table:table-cell>
          <table:table-cell/>
          <table:table-cell table:formula="of:=([.A96]-[.A250])^2/[.A250]" office:value-type="float" office:value="17.6509394683343">
            <text:p>17,65</text:p>
          </table:table-cell>
          <table:table-cell table:formula="of:=([.B96]-[.B250])^2/[.B250]" office:value-type="float" office:value="19.8233186273462">
            <text:p>19,82</text:p>
          </table:table-cell>
          <table:table-cell table:number-columns-repeated="12"/>
        </table:table-row>
        <table:table-row table:style-name="ro1">
          <table:table-cell table:formula="of:=[.A$123]*[.$C97]/[.$C$123]" office:value-type="float" office:value="303.108377608646">
            <text:p>303,11</text:p>
          </table:table-cell>
          <table:table-cell table:formula="of:=[.B$123]*[.$C97]/[.$C$123]" office:value-type="float" office:value="269.891622391354">
            <text:p>269,89</text:p>
          </table:table-cell>
          <table:table-cell/>
          <table:table-cell table:formula="of:=([.A97]-[.A251])^2/[.A251]" office:value-type="float" office:value="0.337104829253176">
            <text:p>0,34</text:p>
          </table:table-cell>
          <table:table-cell table:formula="of:=([.B97]-[.B251])^2/[.B251]" office:value-type="float" office:value="0.378593811003164">
            <text:p>0,38</text:p>
          </table:table-cell>
          <table:table-cell table:number-columns-repeated="12"/>
        </table:table-row>
        <table:table-row table:style-name="ro1">
          <table:table-cell table:formula="of:=[.A$123]*[.$C98]/[.$C$123]" office:value-type="float" office:value="732.11517384008">
            <text:p>732,12</text:p>
          </table:table-cell>
          <table:table-cell table:formula="of:=[.B$123]*[.$C98]/[.$C$123]" office:value-type="float" office:value="651.88482615992">
            <text:p>651,88</text:p>
          </table:table-cell>
          <table:table-cell/>
          <table:table-cell table:formula="of:=([.A98]-[.A252])^2/[.A252]" office:value-type="float" office:value="14.4585002909245">
            <text:p>14,46</text:p>
          </table:table-cell>
          <table:table-cell table:formula="of:=([.B98]-[.B252])^2/[.B252]" office:value-type="float" office:value="16.2379718459043">
            <text:p>16,24</text:p>
          </table:table-cell>
          <table:table-cell table:number-columns-repeated="12"/>
        </table:table-row>
        <table:table-row table:style-name="ro1">
          <table:table-cell table:formula="of:=[.A$123]*[.$C99]/[.$C$123]" office:value-type="float" office:value="723.122429652738">
            <text:p>723,12</text:p>
          </table:table-cell>
          <table:table-cell table:formula="of:=[.B$123]*[.$C99]/[.$C$123]" office:value-type="float" office:value="643.877570347262">
            <text:p>643,88</text:p>
          </table:table-cell>
          <table:table-cell/>
          <table:table-cell table:formula="of:=([.A99]-[.A253])^2/[.A253]" office:value-type="float" office:value="163.529408767923">
            <text:p>163,53</text:p>
          </table:table-cell>
          <table:table-cell table:formula="of:=([.B99]-[.B253])^2/[.B253]" office:value-type="float" office:value="183.65569610409">
            <text:p>183,66</text:p>
          </table:table-cell>
          <table:table-cell table:number-columns-repeated="12"/>
        </table:table-row>
        <table:table-row table:style-name="ro1">
          <table:table-cell table:formula="of:=[.A$123]*[.$C100]/[.$C$123]" office:value-type="float" office:value="784.484684107542">
            <text:p>784,48</text:p>
          </table:table-cell>
          <table:table-cell table:formula="of:=[.B$123]*[.$C100]/[.$C$123]" office:value-type="float" office:value="698.515315892458">
            <text:p>698,52</text:p>
          </table:table-cell>
          <table:table-cell/>
          <table:table-cell table:formula="of:=([.A100]-[.A254])^2/[.A254]" office:value-type="float" office:value="53.8398593650386">
            <text:p>53,84</text:p>
          </table:table-cell>
          <table:table-cell table:formula="of:=([.B100]-[.B254])^2/[.B254]" office:value-type="float" office:value="60.466168894827">
            <text:p>60,47</text:p>
          </table:table-cell>
          <table:table-cell table:number-columns-repeated="12"/>
        </table:table-row>
        <table:table-row table:style-name="ro1">
          <table:table-cell table:formula="of:=[.A$123]*[.$C101]/[.$C$123]" office:value-type="float" office:value="1125.67997827434">
            <text:p>1125,68</text:p>
          </table:table-cell>
          <table:table-cell table:formula="of:=[.B$123]*[.$C101]/[.$C$123]" office:value-type="float" office:value="1002.32002172566">
            <text:p>1002,32</text:p>
          </table:table-cell>
          <table:table-cell/>
          <table:table-cell table:formula="of:=([.A101]-[.A255])^2/[.A255]" office:value-type="float" office:value="5.44917376296497">
            <text:p>5,45</text:p>
          </table:table-cell>
          <table:table-cell table:formula="of:=([.B101]-[.B255])^2/[.B255]" office:value-type="float" office:value="6.11982766995594">
            <text:p>6,12</text:p>
          </table:table-cell>
          <table:table-cell table:number-columns-repeated="12"/>
        </table:table-row>
        <table:table-row table:style-name="ro1">
          <table:table-cell table:formula="of:=[.A$123]*[.$C102]/[.$C$123]" office:value-type="float" office:value="1189.15817253793">
            <text:p>1189,16</text:p>
          </table:table-cell>
          <table:table-cell table:formula="of:=[.B$123]*[.$C102]/[.$C$123]" office:value-type="float" office:value="1058.84182746207">
            <text:p>1058,84</text:p>
          </table:table-cell>
          <table:table-cell/>
          <table:table-cell table:formula="of:=([.A102]-[.A256])^2/[.A256]" office:value-type="float" office:value="5.40326154502045">
            <text:p>5,4</text:p>
          </table:table-cell>
          <table:table-cell table:formula="of:=([.B102]-[.B256])^2/[.B256]" office:value-type="float" office:value="6.06826483236109">
            <text:p>6,07</text:p>
          </table:table-cell>
          <table:table-cell table:number-columns-repeated="12"/>
        </table:table-row>
        <table:table-row table:style-name="ro1">
          <table:table-cell table:formula="of:=[.A$123]*[.$C103]/[.$C$123]" office:value-type="float" office:value="497.245855064794">
            <text:p>497,25</text:p>
          </table:table-cell>
          <table:table-cell table:formula="of:=[.B$123]*[.$C103]/[.$C$123]" office:value-type="float" office:value="442.754144935206">
            <text:p>442,75</text:p>
          </table:table-cell>
          <table:table-cell/>
          <table:table-cell table:formula="of:=([.A103]-[.A257])^2/[.A257]" office:value-type="float" office:value="36.2435391235776">
            <text:p>36,24</text:p>
          </table:table-cell>
          <table:table-cell table:formula="of:=([.B103]-[.B257])^2/[.B257]" office:value-type="float" office:value="40.7041917240889">
            <text:p>40,7</text:p>
          </table:table-cell>
          <table:table-cell table:number-columns-repeated="12"/>
        </table:table-row>
        <table:table-row table:style-name="ro1">
          <table:table-cell table:formula="of:=[.A$123]*[.$C104]/[.$C$123]" office:value-type="float" office:value="303.637362560842">
            <text:p>303,64</text:p>
          </table:table-cell>
          <table:table-cell table:formula="of:=[.B$123]*[.$C104]/[.$C$123]" office:value-type="float" office:value="270.362637439158">
            <text:p>270,36</text:p>
          </table:table-cell>
          <table:table-cell/>
          <table:table-cell table:formula="of:=([.A104]-[.A258])^2/[.A258]" office:value-type="float" office:value="23.0380357579746">
            <text:p>23,04</text:p>
          </table:table-cell>
          <table:table-cell table:formula="of:=([.B104]-[.B258])^2/[.B258]" office:value-type="float" office:value="25.8734286748774">
            <text:p>25,87</text:p>
          </table:table-cell>
          <table:table-cell table:number-columns-repeated="12"/>
        </table:table-row>
        <table:table-row table:style-name="ro1">
          <table:table-cell table:formula="of:=[.A$123]*[.$C105]/[.$C$123]" office:value-type="float" office:value="557.021154663009">
            <text:p>557,02</text:p>
          </table:table-cell>
          <table:table-cell table:formula="of:=[.B$123]*[.$C105]/[.$C$123]" office:value-type="float" office:value="495.978845336991">
            <text:p>495,98</text:p>
          </table:table-cell>
          <table:table-cell/>
          <table:table-cell table:formula="of:=([.A105]-[.A259])^2/[.A259]" office:value-type="float" office:value="26.7299761609622">
            <text:p>26,73</text:p>
          </table:table-cell>
          <table:table-cell table:formula="of:=([.B105]-[.B259])^2/[.B259]" office:value-type="float" office:value="30.0197525061325">
            <text:p>30,02</text:p>
          </table:table-cell>
          <table:table-cell table:number-columns-repeated="12"/>
        </table:table-row>
        <table:table-row table:style-name="ro1">
          <table:table-cell table:formula="of:=[.A$123]*[.$C106]/[.$C$123]" office:value-type="float" office:value="401.499578717211">
            <text:p>401,5</text:p>
          </table:table-cell>
          <table:table-cell table:formula="of:=[.B$123]*[.$C106]/[.$C$123]" office:value-type="float" office:value="357.500421282789">
            <text:p>357,5</text:p>
          </table:table-cell>
          <table:table-cell/>
          <table:table-cell table:formula="of:=([.A106]-[.A260])^2/[.A260]" office:value-type="float" office:value="97.1518239981827">
            <text:p>97,15</text:p>
          </table:table-cell>
          <table:table-cell table:formula="of:=([.B106]-[.B260])^2/[.B260]" office:value-type="float" office:value="109.108728506992">
            <text:p>109,11</text:p>
          </table:table-cell>
          <table:table-cell table:number-columns-repeated="12"/>
        </table:table-row>
        <table:table-row table:style-name="ro1">
          <table:table-cell table:formula="of:=[.A$123]*[.$C107]/[.$C$123]" office:value-type="float" office:value="563.368974089368">
            <text:p>563,37</text:p>
          </table:table-cell>
          <table:table-cell table:formula="of:=[.B$123]*[.$C107]/[.$C$123]" office:value-type="float" office:value="501.631025910632">
            <text:p>501,63</text:p>
          </table:table-cell>
          <table:table-cell/>
          <table:table-cell table:formula="of:=([.A107]-[.A261])^2/[.A261]" office:value-type="float" office:value="167.697708922401">
            <text:p>167,7</text:p>
          </table:table-cell>
          <table:table-cell table:formula="of:=([.B107]-[.B261])^2/[.B261]" office:value-type="float" office:value="188.337007387541">
            <text:p>188,34</text:p>
          </table:table-cell>
          <table:table-cell table:number-columns-repeated="12"/>
        </table:table-row>
        <table:table-row table:style-name="ro1">
          <table:table-cell table:formula="of:=[.A$123]*[.$C108]/[.$C$123]" office:value-type="float" office:value="501.477734682367">
            <text:p>501,48</text:p>
          </table:table-cell>
          <table:table-cell table:formula="of:=[.B$123]*[.$C108]/[.$C$123]" office:value-type="float" office:value="446.522265317633">
            <text:p>446,52</text:p>
          </table:table-cell>
          <table:table-cell/>
          <table:table-cell table:formula="of:=([.A108]-[.A262])^2/[.A262]" office:value-type="float" office:value="9.90494840035962">
            <text:p>9,9</text:p>
          </table:table-cell>
          <table:table-cell table:formula="of:=([.B108]-[.B262])^2/[.B262]" office:value-type="float" office:value="11.1239941919239">
            <text:p>11,12</text:p>
          </table:table-cell>
          <table:table-cell table:number-columns-repeated="12"/>
        </table:table-row>
        <table:table-row table:style-name="ro1">
          <table:table-cell table:formula="of:=[.A$123]*[.$C109]/[.$C$123]" office:value-type="float" office:value="845.846938562347">
            <text:p>845,85</text:p>
          </table:table-cell>
          <table:table-cell table:formula="of:=[.B$123]*[.$C109]/[.$C$123]" office:value-type="float" office:value="753.153061437654">
            <text:p>753,15</text:p>
          </table:table-cell>
          <table:table-cell/>
          <table:table-cell table:formula="of:=([.A109]-[.A263])^2/[.A263]" office:value-type="float" office:value="220.479344244768">
            <text:p>220,48</text:p>
          </table:table-cell>
          <table:table-cell table:formula="of:=([.B109]-[.B263])^2/[.B263]" office:value-type="float" office:value="247.614711928126">
            <text:p>247,61</text:p>
          </table:table-cell>
          <table:table-cell table:number-columns-repeated="12"/>
        </table:table-row>
        <table:table-row table:style-name="ro1">
          <table:table-cell table:formula="of:=[.A$123]*[.$C110]/[.$C$123]" office:value-type="float" office:value="697.202166995105">
            <text:p>697,2</text:p>
          </table:table-cell>
          <table:table-cell table:formula="of:=[.B$123]*[.$C110]/[.$C$123]" office:value-type="float" office:value="620.797833004895">
            <text:p>620,8</text:p>
          </table:table-cell>
          <table:table-cell/>
          <table:table-cell table:formula="of:=([.A110]-[.A264])^2/[.A264]" office:value-type="float" office:value="31.9294570353672">
            <text:p>31,93</text:p>
          </table:table-cell>
          <table:table-cell table:formula="of:=([.B110]-[.B264])^2/[.B264]" office:value-type="float" office:value="35.8591564797869">
            <text:p>35,86</text:p>
          </table:table-cell>
          <table:table-cell table:number-columns-repeated="12"/>
        </table:table-row>
        <table:table-row table:style-name="ro1">
          <table:table-cell table:formula="of:=[.A$123]*[.$C111]/[.$C$123]" office:value-type="float" office:value="982.325056229066">
            <text:p>982,33</text:p>
          </table:table-cell>
          <table:table-cell table:formula="of:=[.B$123]*[.$C111]/[.$C$123]" office:value-type="float" office:value="874.674943770934">
            <text:p>874,67</text:p>
          </table:table-cell>
          <table:table-cell/>
          <table:table-cell table:formula="of:=([.A111]-[.A265])^2/[.A265]" office:value-type="float" office:value="196.479264991552">
            <text:p>196,48</text:p>
          </table:table-cell>
          <table:table-cell table:formula="of:=([.B111]-[.B265])^2/[.B265]" office:value-type="float" office:value="220.660836811644">
            <text:p>220,66</text:p>
          </table:table-cell>
          <table:table-cell table:number-columns-repeated="12"/>
        </table:table-row>
        <table:table-row table:style-name="ro1">
          <table:table-cell table:formula="of:=[.A$123]*[.$C112]/[.$C$123]" office:value-type="float" office:value="1039.98441601849">
            <text:p>1039,98</text:p>
          </table:table-cell>
          <table:table-cell table:formula="of:=[.B$123]*[.$C112]/[.$C$123]" office:value-type="float" office:value="926.015583981505">
            <text:p>926,02</text:p>
          </table:table-cell>
          <table:table-cell/>
          <table:table-cell table:formula="of:=([.A112]-[.A266])^2/[.A266]" office:value-type="float" office:value="33.2603089709426">
            <text:p>33,26</text:p>
          </table:table-cell>
          <table:table-cell table:formula="of:=([.B112]-[.B266])^2/[.B266]" office:value-type="float" office:value="37.3538022470595">
            <text:p>37,35</text:p>
          </table:table-cell>
          <table:table-cell table:number-columns-repeated="12"/>
        </table:table-row>
        <table:table-row table:style-name="ro1">
          <table:table-cell table:formula="of:=[.A$123]*[.$C113]/[.$C$123]" office:value-type="float" office:value="446.463299653921">
            <text:p>446,46</text:p>
          </table:table-cell>
          <table:table-cell table:formula="of:=[.B$123]*[.$C113]/[.$C$123]" office:value-type="float" office:value="397.536700346079">
            <text:p>397,54</text:p>
          </table:table-cell>
          <table:table-cell/>
          <table:table-cell table:formula="of:=([.A113]-[.A267])^2/[.A267]" office:value-type="float" office:value="66.6204585025784">
            <text:p>66,62</text:p>
          </table:table-cell>
          <table:table-cell table:formula="of:=([.B113]-[.B267])^2/[.B267]" office:value-type="float" office:value="74.8197328740335">
            <text:p>74,82</text:p>
          </table:table-cell>
          <table:table-cell table:number-columns-repeated="12"/>
        </table:table-row>
        <table:table-row table:style-name="ro1">
          <table:table-cell table:formula="of:=[.A$123]*[.$C114]/[.$C$123]" office:value-type="float" office:value="314.746046556971">
            <text:p>314,75</text:p>
          </table:table-cell>
          <table:table-cell table:formula="of:=[.B$123]*[.$C114]/[.$C$123]" office:value-type="float" office:value="280.253953443029">
            <text:p>280,25</text:p>
          </table:table-cell>
          <table:table-cell/>
          <table:table-cell table:formula="of:=([.A114]-[.A268])^2/[.A268]" office:value-type="float" office:value="0.301784325902397">
            <text:p>0,3</text:p>
          </table:table-cell>
          <table:table-cell table:formula="of:=([.B114]-[.B268])^2/[.B268]" office:value-type="float" office:value="0.338926257145374">
            <text:p>0,34</text:p>
          </table:table-cell>
          <table:table-cell table:number-columns-repeated="12"/>
        </table:table-row>
        <table:table-row table:style-name="ro1">
          <table:table-cell table:formula="of:=[.A$123]*[.$C115]/[.$C$123]" office:value-type="float" office:value="298.347513038876">
            <text:p>298,35</text:p>
          </table:table-cell>
          <table:table-cell table:formula="of:=[.B$123]*[.$C115]/[.$C$123]" office:value-type="float" office:value="265.652486961124">
            <text:p>265,65</text:p>
          </table:table-cell>
          <table:table-cell/>
          <table:table-cell table:formula="of:=([.A115]-[.A269])^2/[.A269]" office:value-type="float" office:value="1.12831922506381">
            <text:p>1,13</text:p>
          </table:table-cell>
          <table:table-cell table:formula="of:=([.B115]-[.B269])^2/[.B269]" office:value-type="float" office:value="1.26718646063721">
            <text:p>1,27</text:p>
          </table:table-cell>
          <table:table-cell table:number-columns-repeated="12"/>
        </table:table-row>
        <table:table-row table:style-name="ro1">
          <table:table-cell table:formula="of:=[.A$123]*[.$C116]/[.$C$123]" office:value-type="float" office:value="662.818145102326">
            <text:p>662,82</text:p>
          </table:table-cell>
          <table:table-cell table:formula="of:=[.B$123]*[.$C116]/[.$C$123]" office:value-type="float" office:value="590.181854897674">
            <text:p>590,18</text:p>
          </table:table-cell>
          <table:table-cell/>
          <table:table-cell table:formula="of:=([.A116]-[.A270])^2/[.A270]" office:value-type="float" office:value="3.50245562607837">
            <text:p>3,5</text:p>
          </table:table-cell>
          <table:table-cell table:formula="of:=([.B116]-[.B270])^2/[.B270]" office:value-type="float" office:value="3.93351832509824">
            <text:p>3,93</text:p>
          </table:table-cell>
          <table:table-cell table:number-columns-repeated="12"/>
        </table:table-row>
        <table:table-row table:style-name="ro1">
          <table:table-cell table:formula="of:=[.A$123]*[.$C117]/[.$C$123]" office:value-type="float" office:value="542.209576001504">
            <text:p>542,21</text:p>
          </table:table-cell>
          <table:table-cell table:formula="of:=[.B$123]*[.$C117]/[.$C$123]" office:value-type="float" office:value="482.790423998496">
            <text:p>482,79</text:p>
          </table:table-cell>
          <table:table-cell/>
          <table:table-cell table:formula="of:=([.A117]-[.A271])^2/[.A271]" office:value-type="float" office:value="166.219472159881">
            <text:p>166,22</text:p>
          </table:table-cell>
          <table:table-cell table:formula="of:=([.B117]-[.B271])^2/[.B271]" office:value-type="float" office:value="186.676837491051">
            <text:p>186,68</text:p>
          </table:table-cell>
          <table:table-cell table:number-columns-repeated="12"/>
        </table:table-row>
        <table:table-row table:style-name="ro1">
          <table:table-cell table:formula="of:=[.A$123]*[.$C118]/[.$C$123]" office:value-type="float" office:value="753.274571927943">
            <text:p>753,27</text:p>
          </table:table-cell>
          <table:table-cell table:formula="of:=[.B$123]*[.$C118]/[.$C$123]" office:value-type="float" office:value="670.725428072057">
            <text:p>670,73</text:p>
          </table:table-cell>
          <table:table-cell/>
          <table:table-cell table:formula="of:=([.A118]-[.A272])^2/[.A272]" office:value-type="float" office:value="26.1218900290318">
            <text:p>26,12</text:p>
          </table:table-cell>
          <table:table-cell table:formula="of:=([.B118]-[.B272])^2/[.B272]" office:value-type="float" office:value="29.3368265254643">
            <text:p>29,34</text:p>
          </table:table-cell>
          <table:table-cell table:number-columns-repeated="12"/>
        </table:table-row>
        <table:table-row table:style-name="ro1">
          <table:table-cell table:formula="of:=[.A$123]*[.$C119]/[.$C$123]" office:value-type="float" office:value="748.513707358174">
            <text:p>748,51</text:p>
          </table:table-cell>
          <table:table-cell table:formula="of:=[.B$123]*[.$C119]/[.$C$123]" office:value-type="float" office:value="666.486292641826">
            <text:p>666,49</text:p>
          </table:table-cell>
          <table:table-cell/>
          <table:table-cell table:formula="of:=([.A119]-[.A273])^2/[.A273]" office:value-type="float" office:value="51.578030992097">
            <text:p>51,58</text:p>
          </table:table-cell>
          <table:table-cell table:formula="of:=([.B119]-[.B273])^2/[.B273]" office:value-type="float" office:value="57.9259673039921">
            <text:p>57,93</text:p>
          </table:table-cell>
          <table:table-cell table:number-columns-repeated="12"/>
        </table:table-row>
        <table:table-row table:style-name="ro1">
          <table:table-cell table:formula="of:=[.A$123]*[.$C120]/[.$C$123]" office:value-type="float" office:value="628.434123209548">
            <text:p>628,43</text:p>
          </table:table-cell>
          <table:table-cell table:formula="of:=[.B$123]*[.$C120]/[.$C$123]" office:value-type="float" office:value="559.565876790452">
            <text:p>559,57</text:p>
          </table:table-cell>
          <table:table-cell/>
          <table:table-cell table:formula="of:=([.A120]-[.A274])^2/[.A274]" office:value-type="float" office:value="24.2961439283619">
            <text:p>24,3</text:p>
          </table:table-cell>
          <table:table-cell table:formula="of:=([.B120]-[.B274])^2/[.B274]" office:value-type="float" office:value="27.2863777801643">
            <text:p>27,29</text:p>
          </table:table-cell>
          <table:table-cell table:number-columns-repeated="12"/>
        </table:table-row>
        <table:table-row table:style-name="ro1">
          <table:table-cell table:formula="of:=[.A$123]*[.$C121]/[.$C$123]" office:value-type="float" office:value="1165.88283464128">
            <text:p>1165,88</text:p>
          </table:table-cell>
          <table:table-cell table:formula="of:=[.B$123]*[.$C121]/[.$C$123]" office:value-type="float" office:value="1038.11716535872">
            <text:p>1038,12</text:p>
          </table:table-cell>
          <table:table-cell/>
          <table:table-cell table:formula="of:=([.A121]-[.A275])^2/[.A275]" office:value-type="float" office:value="44.1517956396551">
            <text:p>44,15</text:p>
          </table:table-cell>
          <table:table-cell table:formula="of:=([.B121]-[.B275])^2/[.B275]" office:value-type="float" office:value="49.5857523337228">
            <text:p>49,59</text:p>
          </table:table-cell>
          <table:table-cell table:number-columns-repeated="12"/>
        </table:table-row>
        <table:table-row table:style-name="ro1">
          <table:table-cell table:formula="of:=[.A$123]*[.$C122]/[.$C$123]" office:value-type="float" office:value="1152.12922588417">
            <text:p>1152,13</text:p>
          </table:table-cell>
          <table:table-cell table:formula="of:=[.B$123]*[.$C122]/[.$C$123]" office:value-type="float" office:value="1025.87077411583">
            <text:p>1025,87</text:p>
          </table:table-cell>
          <table:table-cell/>
          <table:table-cell table:formula="of:=([.A122]-[.A276])^2/[.A276]" office:value-type="float" office:value="91.751004270304">
            <text:p>91,75</text:p>
          </table:table-cell>
          <table:table-cell table:formula="of:=([.B122]-[.B276])^2/[.B276]" office:value-type="float" office:value="103.043206017004">
            <text:p>103,04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>
            <text:p>Chi-cuadrado</text:p>
          </table:table-cell>
          <table:table-cell table:formula="of:=SUM([.D157:.E276])" office:value-type="float" office:value="12732.0368295141">
            <text:p>12732,0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C.Contingencia</text:p>
          </table:table-cell>
          <table:table-cell table:formula="of:=SQRT([.D280]/([.C123]+[.D280]))" office:value-type="float" office:value="0.285372716394727">
            <text:p>0,2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C.max</text:p>
          </table:table-cell>
          <table:table-cell table:formula="of:=SQRT(1-1/2)" office:value-type="float" office:value="0.707106781186548">
            <text:p>0,7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%C</text:p>
          </table:table-cell>
          <table:table-cell table:formula="of:=[.D281]/[.D282]" office:value-type="float" office:value="0.403577965856674">
            <text:p>0,4</text:p>
          </table:table-cell>
          <table:table-cell table:style-name="ce4" office:value-type="percentage" office:value="0.4">
            <text:p>40,00%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Si comparam els resultats del coeficient de contingecia amb el coeficient de correlació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>
            <text:p>veim que no hi ha molta diferència ja que els resultats obtinguts són els següents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>
            <text:p>C.Contingencia</text:p>
          </table:table-cell>
          <table:table-cell table:style-name="ce1" office:value-type="float" office:value="0.29">
            <text:p>0,2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C.Correlació</text:p>
          </table:table-cell>
          <table:table-cell table:style-name="ce1" office:value-type="float" office:value="0.35">
            <text:p>0,35</text:p>
          </table:table-cell>
          <table:table-cell table:number-columns-repeated="13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5:2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án Rodríguez Pizá</meta:initial-creator>
    <meta:creation-date>2010-05-29T09:54:24.55</meta:creation-date>
    <dc:date>2010-05-29T15:25:01.82</dc:date>
    <dc:creator>Iván Rodríguez Pizá</dc:creator>
    <meta:editing-duration>PT01H53M48S</meta:editing-duration>
    <meta:editing-cycles>4</meta:editing-cycles>
    <meta:generator>OpenOffice.org/3.2$Win32 OpenOffice.org_project/320m12$Build-9483</meta:generator>
    <meta:document-statistic meta:table-count="3" meta:cell-count="8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Line_20_with_20_Fine_20_Dots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29cm" svg:height="8.978cm" xlink:href=".." chart:class="chart:scatter" chart:column-mapping="0" chart:style-name="ch1">
        <chart:plot-area chart:style-name="ch2" table:cell-range-address="Hoja1.A2:Hoja1.B122" chart:data-source-has-labels="both" svg:x="0.499cm" svg:y="0.179cm" svg:width="16.68cm" svg:height="8.642cm">
          <chart:axis chart:dimension="x" chart:name="primary-x" chart:style-name="ch3">
            <chart:title svg:x="7.871cm" svg:y="8.438cm" chart:style-name="ch4">
              <text:p>Habitatges iniciats</text:p>
            </chart:title>
            <chart:categories table:cell-range-address="Hoja1.A3:Hoja1.A122"/>
          </chart:axis>
          <chart:axis chart:dimension="y" chart:name="primary-y" chart:style-name="ch3">
            <chart:title svg:x="0.351cm" svg:y="5.542cm" chart:style-name="ch5">
              <text:p>Habitatges acabats</text:p>
            </chart:title>
            <chart:grid chart:style-name="ch6" chart:class="major"/>
          </chart:axis>
          <chart:series chart:style-name="ch7" chart:values-cell-range-address="Hoja1.B3:Hoja1.B122" chart:label-cell-address="Hoja1.B2:Hoja1.B2" chart:class="chart:scatter">
            <chart:domain table:cell-range-address="Hoja1.A3:Hoja1.A122"/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Hoja1.B2:Hoja1.B2">Habitatges acabats</text:p>
              </table:table-cell>
            </table:table-row>
          </table:table-header-rows>
          <table:table-rows>
            <table:table-row>
              <table:table-cell office:value-type="string">
                <text:p text:id="Hoja1.A3:Hoja1.A122">312</text:p>
              </table:table-cell>
              <table:table-cell office:value-type="float" office:value="312">
                <text:p text:id="Hoja1.A3:Hoja1.A122">312</text:p>
              </table:table-cell>
              <table:table-cell office:value-type="float" office:value="714">
                <text:p text:id="Hoja1.B3:Hoja1.B122">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351">
                <text:p>1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</office:styles>
</office:document-styles>
</file>